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able-cell-properties style:vertical-align="top" fo:wrap-option="wrap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/>
    </style:style>
    <style:style style:name="co1" style:family="table-column">
      <style:table-column-properties fo:break-before="auto" style:column-width="3.095625cm" style:use-optimal-column-width="true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445cm" style:use-optimal-column-width="true"/>
    </style:style>
    <style:style style:name="co5" style:family="table-column">
      <style:table-column-properties fo:break-before="auto" style:column-width="4.23333333333333cm" style:use-optimal-column-width="true"/>
    </style:style>
    <style:style style:name="co6" style:family="table-column">
      <style:table-column-properties fo:break-before="auto" style:column-width="5.87375cm" style:use-optimal-column-width="true"/>
    </style:style>
    <style:style style:name="co7" style:family="table-column">
      <style:table-column-properties fo:break-before="auto" style:column-width="6.79979166666667cm"/>
    </style:style>
    <style:style style:name="co8" style:family="table-column">
      <style:table-column-properties fo:break-before="auto" style:column-width="5.159375cm" style:use-optimal-column-width="true"/>
    </style:style>
    <style:style style:name="co9" style:family="table-column">
      <style:table-column-properties fo:break-before="auto" style:column-width="5.715cm" style:use-optimal-column-width="true"/>
    </style:style>
    <style:style style:name="co10" style:family="table-column">
      <style:table-column-properties fo:break-before="auto" style:column-width="6.6675cm" style:use-optimal-column-width="true"/>
    </style:style>
    <style:style style:name="co11" style:family="table-column">
      <style:table-column-properties fo:break-before="auto" style:column-width="6.50875cm" style:use-optimal-column-width="true"/>
    </style:style>
    <style:style style:name="co12" style:family="table-column">
      <style:table-column-properties fo:break-before="auto" style:column-width="7.64645833333333cm" style:use-optimal-column-width="true"/>
    </style:style>
    <style:style style:name="co13" style:family="table-column">
      <style:table-column-properties fo:break-before="auto" style:column-width="6.82625cm"/>
    </style:style>
    <style:style style:name="co14" style:family="table-column">
      <style:table-column-properties fo:break-before="auto" style:column-width="7.64645833333333cm"/>
    </style:style>
    <style:style style:name="co15" style:family="table-column">
      <style:table-column-properties fo:break-before="auto" style:column-width="5.02708333333333cm" style:use-optimal-column-width="true"/>
    </style:style>
    <style:style style:name="co16" style:family="table-column">
      <style:table-column-properties fo:break-before="auto" style:column-width="5.000625cm" style:use-optimal-column-width="true"/>
    </style:style>
    <style:style style:name="co17" style:family="table-column">
      <style:table-column-properties fo:break-before="auto" style:column-width="3.889375cm" style:use-optimal-column-width="true"/>
    </style:style>
    <style:style style:name="co18" style:family="table-column">
      <style:table-column-properties fo:break-before="auto" style:column-width="6.40291666666667cm" style:use-optimal-column-width="true"/>
    </style:style>
    <style:style style:name="co19" style:family="table-column">
      <style:table-column-properties fo:break-before="auto" style:column-width="6.24416666666667cm" style:use-optimal-column-width="true"/>
    </style:style>
    <style:style style:name="co20" style:family="table-column">
      <style:table-column-properties fo:break-before="auto" style:column-width="5.3975cm" style:use-optimal-column-width="true"/>
    </style:style>
    <style:style style:name="co21" style:family="table-column">
      <style:table-column-properties fo:break-before="auto" style:column-width="6.429375cm" style:use-optimal-column-width="true"/>
    </style:style>
    <style:style style:name="co22" style:family="table-column">
      <style:table-column-properties fo:break-before="auto" style:column-width="6.48229166666667cm"/>
    </style:style>
    <style:style style:name="co23" style:family="table-column">
      <style:table-column-properties fo:break-before="auto" style:column-width="6.270625cm" style:use-optimal-column-width="true"/>
    </style:style>
    <style:style style:name="co24" style:family="table-column">
      <style:table-column-properties fo:break-before="auto" style:column-width="2.8575cm" style:use-optimal-column-width="true"/>
    </style:style>
    <style:style style:name="co25" style:family="table-column">
      <style:table-column-properties fo:break-before="auto" style:column-width="6.05895833333333cm" style:use-optimal-column-width="true"/>
    </style:style>
    <style:style style:name="co26" style:family="table-column">
      <style:table-column-properties fo:break-before="auto" style:column-width="5.953125cm" style:use-optimal-column-width="true"/>
    </style:style>
    <style:style style:name="co27" style:family="table-column">
      <style:table-column-properties fo:break-before="auto" style:column-width="4.41854166666667cm"/>
    </style:style>
    <style:style style:name="co28" style:family="table-column">
      <style:table-column-properties fo:break-before="auto" style:column-width="8.54604166666667cm"/>
    </style:style>
    <style:style style:name="co29" style:family="table-column">
      <style:table-column-properties fo:break-before="auto" style:column-width="8.810625cm"/>
    </style:style>
    <style:style style:name="co30" style:family="table-column">
      <style:table-column-properties fo:break-before="auto" style:column-width="6.61458333333333cm"/>
    </style:style>
    <style:style style:name="co31" style:family="table-column">
      <style:table-column-properties fo:break-before="auto" style:column-width="6.13833333333333cm" style:use-optimal-column-width="true"/>
    </style:style>
    <style:style style:name="co32" style:family="table-column">
      <style:table-column-properties fo:break-before="auto" style:column-width="7.48770833333333cm"/>
    </style:style>
    <style:style style:name="co33" style:family="table-column">
      <style:table-column-properties fo:break-before="auto" style:column-width="4.60375cm" style:use-optimal-column-width="true"/>
    </style:style>
    <style:style style:name="co34" style:family="table-column">
      <style:table-column-properties fo:break-before="auto" style:column-width="7.40833333333333cm" style:use-optimal-column-width="true"/>
    </style:style>
    <style:style style:name="co35" style:family="table-column">
      <style:table-column-properties fo:break-before="auto" style:column-width="4.92125cm" style:use-optimal-column-width="true"/>
    </style:style>
    <style:style style:name="co36" style:family="table-column">
      <style:table-column-properties fo:break-before="auto" style:column-width="4.153958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7.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RBI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ἀφεῖ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τεκ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έποιθ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οί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ίξ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πείληφ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μειγ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φεί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εγένη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έφθαρ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φίημ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υνθάν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θέστη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ἰτ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ταστ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φρόν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αίρ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γ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ὁμολογ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είσ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ποιή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ρέσχ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ρήσ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εβούλευ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οδέδ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εκίνη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εβοήθη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ἰοῦ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τύ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θαυμάσ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λεύσ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έπραχ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ούλομαι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  <table:table table:name="VERBI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ὑπελήφ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ἁμαρτά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(aor II) ἔστ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ζήτη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ἥγη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ἶμ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γνώσ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δρα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ουλεύω βουλεύ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ᾔτ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(aor II) ἔτεμ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ἴργασ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έπ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ᾕρη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ὁρμ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άξ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ἴλημ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νῃρέ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ἰσθήσ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ἦγ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λ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εύγ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(imperf) ἔδε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ήλλαγ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λύ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(imperf) ἔφ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ζη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ρεσκεύα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ᾠκή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ὁμολογ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αφθερῶ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γνωκα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  <table:table table:name="VERBI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ἠξίω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εκέλευ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ύ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εκρινάμ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ύ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ώ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μειξ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δικ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νόμι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άρειμ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φην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έφρα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οσήκω προσήξ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ὠνόμασ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βουλή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χάρ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ἤγγελ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λυ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ῴζ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ἤχ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τηγόρη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τ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ώλε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ὥρμ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ιμά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ύνα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έχρη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βοήθ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ἱρ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ζήτ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γράφ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υνήνεγκα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1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ἡγεμών, ἡγεμόνο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τος, ἔτ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υμφορά, –ᾶ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είρ, χειρό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ὕδωρ, ὕδ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αῦς, νεώ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λῆθος, πλήθ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ίκη, νίκ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υγάτηρ, θυγατρό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ίκη, δίκ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αός (νεώς), ναοῦ (νεώ)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ριθμός, –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λπίς, ἐλπίδο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ὄρος, ὄρ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ραφή, γραφ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σπότης, –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ὁδός, ὁδοῦ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πιστήμη –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ύναμις, δυνάμεω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οῦλος, δούλ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ωρίον, χωρί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ιμή, τιμ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ῆ, γ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υμός, θυμ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ώρα, χώρ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ἡμέρα, ἡμέρ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όσωπον, προσώπ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ἰκία, οἰκί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ροφή, τροφ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υἱός, υἱ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αίμων, δαίμονος, ὁ/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εῖχος, τείχ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ωνή, φωνῆς, ἡ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2" table:style-name="ta1">
        <table:table-column table:style-name="co8" table:default-cell-style-name="ce2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χρόνος, χρόν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τρατιά, –ᾶ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ασιλεύς, βασιλέω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ὄνομα, ὀνόμ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όμος, νόμ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ργύριον, ἀργυρί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ῶς, φωτό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λῶσσα, γλώσσ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όλεμος, πολέμ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ξένος, ξέν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ίνδυνος, κινδύν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άρτυς, μάρτυρος, ὁ/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νεῦμα, πνεύμ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λιτεία, –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θνος, ἔθν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ρετή, ἀρετ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ῆμος, δήμ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ᾶξις, πράξεω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ὐσία, οὐσί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άλασσα, θαλάσσ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τρατιώτης, –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ζῷον, ζῴ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τρατός, –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ργον, ἔργ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έχνη, τέχν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οῦς, βοός, ὁ/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όβος, φόβ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όλις, πόλεω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ύριος, κυρί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άχη, μάχ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ἰρήνη, εἰρήν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αός, λα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άθος, πάθους, τό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NOMI_3" table:style-name="ta1">
        <table:table-column table:style-name="co9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ἡδονή, –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νήρ, ἀνδρό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ῆσος, νήσου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ύξ, νυκτό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νώμη, γνώμ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ἶκος, οἴκ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άξις,τάξεω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αφορά, –ᾶ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γών, ἀγῶνο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πος, ἔπ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ιητής, –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ένος, γέν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οῦς (νόος), νοῦ (νόου)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ῖς, παιδός, ὁ/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όνος, πόν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λήθεια, ἀληθεί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όγος, λόγ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ύς, ποδό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όσμος, κόσμ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ίθος, λίθ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ρῆμα, χρήμ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τόμα, στόμ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ἱππεύς, ἱππέω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ουλή, βουλ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έκνον, τέκνου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εφαλή, –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άρις, χάριτο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ὐρανός, –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τρίς, πατρίδο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ιρός, καιρ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ἥλιος, ἡλί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ήτηρ, μητρό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ἵππος, ἵππου, ὁ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AGGETTIVI_1" table:style-name="ta1">
        <table:table-column table:style-name="co10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παλαιός, –ά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ὄγδοος, –η, –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γαθ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ρῶτος, πρώτη, πρῶτ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ἡμέτερος, ἡμετέρα, ἡμέτρ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ὅς, ἥ, ὅ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ὅδε, ἥδε, τόδε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ριακοστός, –ή, –όν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2">
            <text:p>πεμπτ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οιόσδε, τοιάδε, τοιόνδε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ονηρός, –ά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κριβής, –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φίλος, φίλη, φίλ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ὀλίγος, ὀλίγη, ὀλίγ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ἴδιος, ἰδία, ἴδι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ἕκτος, –η, –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ῆλος, δήλη, δῆλ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είρων, χεῖ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ύ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λύς, πολλή, πολ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σος, ὅση, ὅσ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ρήσιμος, χρησίμη, χρήσιμ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ριάκοντ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ύ, σοῦ, (plur) ὑμεῖς, ὑμῶ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κ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αρύς, βαρεῖα, βαρ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ότερος, προτέρα, πρότε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δικος, ἄδικ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ρείσσων, κρεῖσσ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ότερος, ποτέρα, πότε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ἑκατοστ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τερος, ἑτέρα, ἕτε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έος, νέα, νέ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AGGETTIVI_2" table:style-name="ta1">
        <table:table-column table:style-name="co11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εὐθύς, εὐθεῖα, εὐθ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ἷος, οἵα, οἷ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λλος, ἄλλη, ἄλλ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όνος, μόνη, μόν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αλεπ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ξιος, ἀξία, ἄξι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λέμιος, πολεμία, πολέμι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ἰκεῖος, οἰκεία, οἰκεῖ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ννέ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ἰσχρός, –ά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ληθής, –έ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ἷς, μία, ἕ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ικρός, –ά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λεῖστος, πλείστη, πλεῖστ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γώ, ἐμοῦ, (plur) ἡμεῖς, ἡμῶ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ὀξύς, ὀξεῖα, ὀξ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ὀκτώ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ρίτος, –η, –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ίς, τ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λος, ὅλη, ὅλ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γας, μεγάλη, μέγ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ός, σή, σ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βδομος, –η, –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ηδείς, μηδεμία, μηδέ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μέτερος, ὑμετέρα, ὑμέτε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ᾶς, πᾶσα, πᾶ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ὀρθ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ῖος, ποία, ποῖ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νατος, –α, –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αλκοῦς, –ῆ, –οῦ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υνατ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σος, μέση, μέσ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ύμμαχος, –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AGGETTIVI_3" table:style-name="ta1">
        <table:table-column table:style-name="co12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πέντ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αμπρός, –ά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ἑκάτερος, ἑκατέρα, ἑκάτε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λ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εῖος, θεία, θεῖ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μφότερος, ἀμφοτέρα, ἀμφότε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άρβαρος, –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οιν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αχύς, ταχεῖα, ταχ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λλήλων, –οι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λεύθερος, ἐλευθέρα, ἐλεύθε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ἥσσων, ἧσσ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ἱερός, –ά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ελτίων, βέλτι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αφής, σαφέ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ἡδύς, ἡδεῖα, ἡδ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ἑπτά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ἑαυτοῦ, ἑαυτῆς, ἑαυτοῦ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λάσσων, ἔλασσ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ιν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ὕστερος, ὑστέρα, ὕστε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ἴτιος, αἰτία, αἴτι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ὐδείς, οὐδεμία, οὐδέ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δύνατος, –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ἱκαν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έκατος, –η, –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ξ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ῦ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υρίος, μυρία, μυρί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ανερός, –ά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στις, ἥτις, ὅτ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ριστος, ἀρίστη, ἄριστ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ἴσος, ἴση, ἴσ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MISC_1" table:style-name="ta1">
        <table:table-column table:style-name="co14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ὡ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πειτ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ὦ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ἰ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ε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νά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που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ή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άλι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ἅμ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κ, ἐξ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ω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ά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α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ὥσπε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ἴτε…εἴτ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νθ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ρά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άντω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ἵν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ὥστ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ί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ἴσω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τ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τ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νε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ερ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ῦν, νυν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ἁπλῶς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MISC_2" table:style-name="ta1">
        <table:table-column table:style-name="co14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ἐκεῖ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ν...δέ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νταῦθ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ἄν (καὶ-ἄν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λλά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λλω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ἶτ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ότ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άν (εἰ-ἄν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ᾶλλ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ἤδη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όν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ὧδ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τά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χρι (+gen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άνυ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λλάκι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ὁ, ἡ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ω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ό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π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ρ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ταν (ὅτε-ἄν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π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ὖ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λέ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ὕτω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ωρί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ξ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ετά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ἦ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MISC_3" table:style-name="ta1">
        <table:table-column table:style-name="co14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οὐκοῦ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μφ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ὐτί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ὖ, αὖθι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πω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ντ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ή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ῶ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τ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νευ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ίτοι (καί-τοι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άλιστ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πέ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ὐ, οὐκ, οὐχ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ά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οίνυν (τοί-νυν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ηδέ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ήτε...μήτ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ή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θε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ε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ὐκέτ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υ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ύ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ἰ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άλ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λή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τ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πε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ὐδέ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έ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ναντίος ἐναντία ἐναντί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1" table:style-name="ta1">
        <table:table-column table:style-name="co15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ἔπλευ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ἠδίκη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αιρ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ποί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λαθ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άρτυς, μάρτυρος, ὁ/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πείσ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ζητ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ῴζ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ἱππεύς, ἱππέω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ίκη, νίκ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ἠγγέλ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ἤρ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κήκο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ετελεύτη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νήνοχ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ρῶ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κτά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έμειγ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ἠκούσ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βέβλη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ποκτεί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(aor II) ἤνεγκ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(aor II) ἔβαλ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ἔπραξ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τρατηγός, –οῦ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γών, ἀγῶνο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έκρι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θάνατος, θανάτ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αἱρ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ἠνέχ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στά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ὀνομάζω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2" table:style-name="ta1">
        <table:table-column table:style-name="co16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ᾔτη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φυγ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ρασκευά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λιπ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ρέπ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φην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έσβυς, πρέσβεω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τασκευά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εῖ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υμβαίν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έθη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άλλ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είψ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νεῖλ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ἷμα, αἵμ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ἴομαι/οἶ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πος, ἔπους, τό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ἐποιή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φύλαξ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έπ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χάρ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ίκτ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βαί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είσ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υμφορά, –ᾶ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ατεστά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εκόμισ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ρί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(aor II) συνέβ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έτο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ἁμαρτά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ενῶ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οἶκος, οἴκου, ὁ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3" table:style-name="ta1">
        <table:table-column table:style-name="co17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ἔβλεψ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τελεύτ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εδίδαγ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ἰσθάν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ηλό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λυ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εβούλευ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όλις, πόλεω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τήσ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κού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έθραμ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(aor II) ἐγενόμ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(aor I) διήνεγ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έδειγ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πείληφ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ξιό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φρόνησα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ἄρξ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εδέη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ατεσκεύα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νῄρ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έξω or τέξ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φύσ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αύ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λεύσ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ἡμέρα, ἡμέρ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γυνή, γυναικό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γέγον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ἤγγελ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ποδίδω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γεγένη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ὁρ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τμήθη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AGGETTIVI_1" table:style-name="ta1">
        <table:table-column table:style-name="co9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κακ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ἶδος, εἴδ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ἡμέρα, ἡμέρ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ὐδείς, οὐδεμία, οὐδέ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ἑκατ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ἡγεμών, ἡγεμόνο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νηρός, –ά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ὐτός, αὐτή, αὐ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ἥσσων, ἧσσ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ίος, βί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αφορά, –ᾶ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ἰρήνη, εἰρήνη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ρῆμα, χρήμ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οῦς (νόος), νοῦ (νόου)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λύς, πολλή, πολ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λιτεία, –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ἴκοσι(ν)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παῖς, παιδός, ὁ/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ρᾶξις, πράξεω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ατρίς, πατρίδο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λάσσων, ἔλασσ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ρχή, ἀρχῆ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έχνη, τέχν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ὁδός, ὁδοῦ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νήρ, ἀνδρό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έτταρες, τέτταρ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αίμων, δαίμονος, ὁ/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ήτηρ, μητρό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αλ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λπίς, ἐλπίδο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χώρα, χώρ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ροφή, τροφῆ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ρίτος, –η, –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AGGETTIVI_2" table:style-name="ta1">
        <table:table-column table:style-name="co18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χρόνος, χρόν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εμπτ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ἄλλος, ἄλλη, ἄλλ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ἶκος, οἴκ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ράμμα, γράμμ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ἰκός, εἰκό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άρις, χάριτο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ὀξύς, ὀξεῖα, ὀξ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γώ, ἐμοῦ, (plur) ἡμεῖς, ἡμῶ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μείνων, ἄμειν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όνος, πόν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μός, ἐμή, ἐμ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έσος, μέση, μέσ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οταμός, –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ρετή, ἀρετ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χῆμα, σχήματο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ἥλιος, ἡλίου, ὁ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πάθος, πάθους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ὅς, ἥ, ὅ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ρέσβυς, πρέσβεω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ἡδύς, ἡδεῖα, ἡδ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ριακοστ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θεῖος, θεία, θεῖ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λλήλων, –οι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λέων, πλέ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ύ, σοῦ, (plur) ὑμεῖς, ὑμῶ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θεός,θεοῦ, ὁ/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χαλεπ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νίκη, νίκ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ἱππεύς, ἱππέω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φίλος, φίλη, φίλ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οιόσδε, τοιάδε, τοιόνδε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ννέα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AGGETTIVI_3" table:style-name="ta1">
        <table:table-column table:style-name="co19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ποῖος, ποία, ποῖ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ὗτος, αὕτη, τοῦτ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οιν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ἰσχυρός, –ά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ῆ, γ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λαιός, –ά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ξ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ίνδυνος, κινδύν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ἷος, οἵα, οἷ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ψυχή, ψυχ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ουλή, βουλ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ηδείς, μηδεμία, μηδέ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ἡμέτερος, ἡμετέρα, ἡμέτρ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τος, ἔτους, τό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ραφή, γραφ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ασιλεύς, βασιλέω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ἑαυτοῦ, ἑαυτῆς, ἑαυτοῦ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χωρίον, χωρίου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αἴτιος, αἰτία, αἴτι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ἕβδομος, –η, –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ρεῖς, τρί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θάλασσα, θαλάσσ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ότερος, ποτέρα, πότερ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οιοῦτος, τοιαύτη, τοιοῦτο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υἱός, υἱοῦ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οφ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ύχη, τύχ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ύκλος, κύκλ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ὄγδοος, –η, –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ἄνθρωπος, –ου, ὁ/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έκνον, τέκνου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εἰκοστ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βραχύς, βραχεῖα, βραχύ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AGGETTIVI_1" table:style-name="ta1">
        <table:table-column table:style-name="co20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ἀπαλλάξ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ἦρ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(perfetto) ἧ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οιόσδε, τοιάδε, τοιόνδε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κίν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θίστημ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έγραφ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έπονθ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έπεμ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ὠνόμα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αρέδω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έδ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ωλύ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αλεπός, –ή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έδειγ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φοβέω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ἠδίκ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έμνη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έτταρες, τέτταρ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έτεγ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έμψ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θανοῦ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εχάρ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αρέσχ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βήσ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έφην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επίστευ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ράσσ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τά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(aor II) di ὁρ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ὑπολαμβά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εφόβημαι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AGGETTIVI_2" table:style-name="ta1">
        <table:table-column table:style-name="co21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ἐπολέμ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ἠξίω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εῖος, θεία, θεῖ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ναιρ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ὐθύς, εὐθεῖα, εὐθ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ἰσχυρός, –ά, –ό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είψ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ἰοῦ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έτροφ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οδώ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ἅπας, ἅπασα, ἅπα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αφθερῶ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ἡμάρτη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αιρ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ἕκαστος, ἑκάστη, ἕκαστ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έξω/τέξ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ἴομαι/οἶμαι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κατηγορή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νόμι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φεῖλ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αθέστ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ειν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ἔδω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φυλάσσ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εἴλημ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δύνατος, –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αἰτήσ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ἔτεκ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ἥκ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ὁμολογ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ολέμιος, πολεμία, πολέμι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λοιπ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ἡμέτερος, ἡμετέρα, ἡμέτρ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AGGETTIVI_3" table:style-name="ta1">
        <table:table-column table:style-name="co22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λέληθα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(aor II) ἐγενόμην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ἀπήλλαγμαι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κρατήσω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νενίκημαι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προστέθειμαι (ma comunemente προσκεῖμαι)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ἐνήνοχα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διώξομαι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σός, σή, σόν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ἀπέκτεινα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ἔδοξα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ὠνομάσθην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ἡγήσομαι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ἐνίκησα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κατέστην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ἐρωτάω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ἦρμαι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4">
            <text:p>ἔφυ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εἴργασ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ἐκρατή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ἔφην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τρέφ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μόνος, μόνη, μόν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ἐρήσ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(imperf) χρῆν/ἐχρῆ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πεφύλαχ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participio εἰκώ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δείκνυ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σύμμαχος, –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ὅλος, ὅλη, ὅλ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ἐπείρα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μυρίος, μυρία, μυρί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εὑρήσω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MISC_1" table:style-name="ta1">
        <table:table-column table:style-name="co23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τελευτήσω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βοηθήσω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τέθειμαι (ma di solito κεῖμαι)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ἔταξα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προσήκω προσήξω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ἀποθνῄσκω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τρέφω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θρέψω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εἷκα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επόθην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που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ἀποκτενῶ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ζητέω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πορεύω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τετίμημαι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ὑπῆργμαι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παρασκευάσω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4">
            <text:p>(aor II) ἐπυθόμ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ἔσχ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τελευτ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ἐλαλή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κεκώλυ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ἤγγειλ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(aor II) ἀφικόμ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δεδύνη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ἄ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βούλ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ἐπίστευ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ἦρ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καταλήψ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πεσοῦ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ὁρ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γέγραφα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MISC_2" table:style-name="ta1">
        <table:table-column table:style-name="co24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φεύξομαι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ὥρμημαι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μεμάχημαι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φύσω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ἔβλεψα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κεκράτημαι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πιστεύω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πέπεμμαι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ἁλίσκομαι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ὑπελήφθην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πέπραχα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νομίζω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αἱρήσω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τολμάω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οὐ, οὐκ, οὐχ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προσέθηκα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πολεμήσω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4">
            <text:p>ἐλαύ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πρ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τέθυ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ἔμειξ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ἀπέδω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μέμειγ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ἔτυχ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πάλι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κεκόμι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ἀπήλλαξ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ὡμολόγ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πεπίστευ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ποι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ἕστ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ἐπείρα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ἐρωτάω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MISC_3" table:style-name="ta1">
        <table:table-column table:style-name="co22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ἀφῆκα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ὄψομαι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ἁμαρτάνω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ἐνικήθην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ἐπαύθην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μηδέ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ἦ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ἀπεκρινάμην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χωρίς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γεγένημαι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ἀφείθην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οὐκέτι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ἔγνωσμαι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ἡγέομαι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ᾕρηκα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οὖν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κεκόμισμαι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4">
            <text:p>ἔγραψ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κατηγορή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πῶ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ἐθαυμάσ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πέπομφ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ἐργάσ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ἵν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(imperfetto) ἴσθ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ἐτόλμη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κινήσ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διοίσ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ἵστη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οὐδέ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ἐκώλυ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πεπολέμ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ἦργμαι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AGGETTIVI_MISC_1" table:style-name="ta1">
        <table:table-column table:style-name="co25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ἐβουλεύ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(aor II) συνέβ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δηλώ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τεσκεύα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χρήσ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ραφή, γραφῆ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θάνατος, θανάτου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άρτυς, μάρτυρος, ὁ/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δείχ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τοίνυν (τοί-νυν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έκατος, –η, –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ργάζο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σκοπ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εκρινάμ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ἤρχ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ρατ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γέγραμμαι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λαλ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ποδίδω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χωρί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σκόπη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ἠνέχ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συμφορά, –ᾶ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εποίη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νῄρη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υρίος, μυρία, μυρί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ἅπας, ἅπασα, ἅπα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(imperf) ἔδε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όξα, δόξ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μᾶλλ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ἄνθρωπος, –ου, ὁ/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(imperf) ἔφ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ἠθέλησα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AGGETTIVI_MISC_2" table:style-name="ta1">
        <table:table-column table:style-name="co26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(infinito) εἰδέν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ὑρέθ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ποκρινῶ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ὀξύς, ὀξεῖα, ὀξ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ὑπάρξ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ώκ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βασιλεύς, βασιλέως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ἐλῶ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τασκευάζ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έφην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οὐρανός, –οῦ, ὁ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ξιώ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τηγορέ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ροσθ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ὅμω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ταστήσ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ἔδειξα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τετελεύτ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πλεύσ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ετόλμ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ατελήφ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υνήσ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λείψ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εἴργασ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εσπότης, –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θαύμα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νῆσος, νήσου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ίθη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ἔδω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πηλλάχθην or ἀπηλλάγ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κάλε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βέβλη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αἴτιος, αἰτία, αἴτι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AGGETTIVI_MISC_3" table:style-name="ta1">
        <table:table-column table:style-name="co27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τρέπ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(infinito attivo) ἰδεῖ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εἷ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μόνος, μόνη, μόνο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ἀκούω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λέλεγ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πάντως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ὠνόμασ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ναί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ἰτία, αἰτίας, 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ατέστην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ὐτίκ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ἦρ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ιέφθειρα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δέδειγ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κεκέλευσμαι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αὐτός, αὐτή, αὐτό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">
            <text:p>ἐμνήσθη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κριβής, –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ὀφθαλμός, –οῦ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όπος, τόπ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τέταρτος, –η, –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ἔφρα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ἴσος, ἴση, ἴσ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νίκησ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γίγν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ἕβδομος, –η, –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δρ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καί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ἔσ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ἀφῄρηκ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λοιπός, –ή, –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ἐπιστήμη –ης, ἡ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DCC500_VERBI" table:style-name="ta2">
        <table:table-column table:style-name="co28" table:default-cell-style-name="ce5"/>
        <table:table-column table:style-name="co29" table:default-cell-style-name="ce6"/>
        <table:table-column table:style-name="co3" table:number-columns-repeated="16382" table:default-cell-style-name="ce1"/>
        <table:table-row table:style-name="ro4">
          <table:table-cell office:value-type="string" table:style-name="ce5">
            <text:p>ἀγγέλλω, ἀγγελῶ, ἤγγειλα, ἤγγελκα, ἤγγελμαι, ἠγγέλθην</text:p>
          </table:table-cell>
          <table:table-cell office:value-type="string" table:style-name="ce6">
            <text:p>annuncia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ἄγω, ἄξω, ἤγαγον, ἦχα, ἦγμαι, ἤχθην</text:p>
          </table:table-cell>
          <table:table-cell office:value-type="string" table:style-name="ce6">
            <text:p>condurre, port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ἀδικέω, ἀδικήσω, ἠδίκησα, ἠδίκηκα, ἠδίκημαι, ἠδικήθην</text:p>
          </table:table-cell>
          <table:table-cell office:value-type="string" table:style-name="ce6">
            <text:p>operare ingiustamente; maltratt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αἱρέω, αἱρήσω, (aor II) εἷλον, ᾕρηκα, ᾕρημαι, ᾑρέθην</text:p>
          </table:table-cell>
          <table:table-cell office:value-type="string" table:style-name="ce6">
            <text:p>prendere; espugnare; (al medio) sceglie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αἴρω, ἀρῶ, ἦρα, ἦρκα, ἦρμαι, ἤρθην</text:p>
          </table:table-cell>
          <table:table-cell office:value-type="string" table:style-name="ce6">
            <text:p>sollev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αἰσθάνομαι, αἰσθήσομαι, (aor II) ᾐσθόμην, ᾔσθημαι</text:p>
          </table:table-cell>
          <table:table-cell office:value-type="string" table:style-name="ce6">
            <text:p>percepire, sentire; comprende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αἰτέω, αἰτήσω, ᾔτησα, ᾔτηκα, ᾔτημαι, ᾐτήθην</text:p>
          </table:table-cell>
          <table:table-cell office:value-type="string" table:style-name="ce6">
            <text:p>domandare; desider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ἀκούω, ἀκούσομαι, ἤκουσα, ἀκήκοα, (piuccheperfetto) ἠκηκόη/ἀκηκόη, ἠκούσθην</text:p>
          </table:table-cell>
          <table:table-cell office:value-type="string" table:style-name="ce6">
            <text:p>sentire; ascolta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ἁλίσκομαι, ἁλώσομαι, (aor II) ἑάλων, ἑάλωκα</text:p>
          </table:table-cell>
          <table:table-cell office:value-type="string" table:style-name="ce6">
            <text:p>essere preso, conquistato (all'attivo si usa αἱρέω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ἁμαρτάνω, ἁμαρτήσομαι, ἡμάρτησα, (aor II) ἥμαρτον, ἡμάρτηκα, ἡμάρτημαι, ἡμαρτήθην</text:p>
          </table:table-cell>
          <table:table-cell office:value-type="string" table:style-name="ce6">
            <text:p>non cogliere, fallire (+gen); sbagliare, rendersi colpevole, pecc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ἀναιρέω, ἀναιρήσω, ἀνεῖλον, ἀνῄρηκα, ἀνῄρημαι, ἀνῃρέθην</text:p>
          </table:table-cell>
          <table:table-cell office:value-type="string" table:style-name="ce6">
            <text:p>distruggere; sollevare; dare un responso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ἀξιόω, ἀξιώσω, ἠξίωσα, ἠξίωκα, ἠξίωμαι, ἠξιώθην</text:p>
          </table:table-cell>
          <table:table-cell office:value-type="string" table:style-name="ce6">
            <text:p>ritenere giusto, ritenere degno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ἀπαλλάσσω, ἀπαλλάξω, ἀπήλλαξα, ἀπήλλαχα, ἀπήλλαγμαι, ἀπηλλάχθην or ἀπηλλάγην</text:p>
          </table:table-cell>
          <table:table-cell office:value-type="string" table:style-name="ce6">
            <text:p>cambiare; (al medio) liberarsi di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ἀποδίδωμι, ἀποδώσω, ἀπέδωκα, ἀποδέδωκα, ἀποδέδομαι, ἀπεδόθην</text:p>
          </table:table-cell>
          <table:table-cell office:value-type="string" table:style-name="ce6">
            <text:p>restituire; permettere; (al medio) vende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ἀποθνῄσκω, ἀποθανοῦμαι, (aor II) ἀπέθανον, ἀποτέθνηκα</text:p>
          </table:table-cell>
          <table:table-cell office:value-type="string" table:style-name="ce6">
            <text:p>mori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ἀποκρίνω, ἀποκρινῶ, ἀπεκρινάμην, ἀπεκρίθη</text:p>
          </table:table-cell>
          <table:table-cell office:value-type="string" table:style-name="ce6">
            <text:p>separare, scegliere; (al medio) risponde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ἀποκτείνω, ἀποκτενῶ, ἀπέκτεινα, ἀπέκτονα</text:p>
          </table:table-cell>
          <table:table-cell office:value-type="string" table:style-name="ce6">
            <text:p>uccidere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ἀπόλλυμι, ἀπολῶ, ἀπώλεσα, (aor II) medio ἀπωλόμην, (perfetto) ἀπολώλεκα (“ho distrutto completamente”) o ἀπόλωλα (“sono annullato”)</text:p>
          </table:table-cell>
          <table:table-cell office:value-type="string" table:style-name="ce6">
            <text:p>distruggere; (al medio) mori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ἄρχω, ἄρξω, ἦρξα, ἦργμαι, ἤρχθην</text:p>
          </table:table-cell>
          <table:table-cell office:value-type="string" table:style-name="ce6">
            <text:p>comincio (+gen); conduco, governo (+gen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ἀφίημι, ἀφήσω, ἀφῆκα, ἀφεῖκα, ἀφεῖμαι, ἀφείθην</text:p>
          </table:table-cell>
          <table:table-cell office:value-type="string" table:style-name="ce6">
            <text:p>lasciar and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ἀφαιρέω, ἀφαιρήσω, ἀφεῖλον, ἀφῄρηκα, ἀφῄρημαι, ἀφῃρέθην</text:p>
          </table:table-cell>
          <table:table-cell office:value-type="string" table:style-name="ce6">
            <text:p>togliere, portare via; separa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ἀφικνέομαι, ἀφίξομαι, (aor II) ἀφικόμην, ἀφῖγμαι</text:p>
          </table:table-cell>
          <table:table-cell office:value-type="string" table:style-name="ce6">
            <text:p>arrivare, giunge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βαίνω, βήσομαι, (aor II) ἔβην, βέβηκα</text:p>
          </table:table-cell>
          <table:table-cell office:value-type="string" table:style-name="ce6">
            <text:p>camminare, andare, torn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βάλλω, βαλῶ, (aor II) ἔβαλον, βέβληκα, βέβλημαι, ἐβλήθην</text:p>
          </table:table-cell>
          <table:table-cell office:value-type="string" table:style-name="ce6">
            <text:p>lanciare, scagliare, colpire (+acc) con (+dat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βλέπω, βλέψομαι, ἔβλεψα</text:p>
          </table:table-cell>
          <table:table-cell office:value-type="string" table:style-name="ce6">
            <text:p>vedere; guarda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βοηθέω, βοηθήσω, ἐβοήθησα, βεβοήθηκα</text:p>
          </table:table-cell>
          <table:table-cell office:value-type="string" table:style-name="ce6">
            <text:p>aiutare, soccorrere (+dat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βουλεύω βουλεύσω, ἐβούλευσα, βεβούλευκα, βεβούλευμαι, ἐβουλεύθην</text:p>
          </table:table-cell>
          <table:table-cell office:value-type="string" table:style-name="ce6">
            <text:p>progettare, decidere; (al medio) consigliarsi, decide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βούλομαι, βουλήσομαι, βεβούλημαι, ἐβουλήθην</text:p>
          </table:table-cell>
          <table:table-cell office:value-type="string" table:style-name="ce6">
            <text:p>(+infinito) volere; ὁ βουλόμενος colui al quale piac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γίγνομαι, γενήσομαι, (aor II) ἐγενόμην, γέγονα, γεγένημαι, ἐγενήθην</text:p>
          </table:table-cell>
          <table:table-cell office:value-type="string" table:style-name="ce6">
            <text:p>diventare; verificarsi; esse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γιγνώσκω, γνώσομαι, ἔγνων, ἔγνωκα, ἔγνωσμαι, ἐγνώσθην</text:p>
          </table:table-cell>
          <table:table-cell office:value-type="string" table:style-name="ce6">
            <text:p>conoscere; pensare; decide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γράφω, γράψω, ἔγραψα, γέγραφα, γέγραμμαι, ἐγράφην</text:p>
          </table:table-cell>
          <table:table-cell office:value-type="string" table:style-name="ce6">
            <text:p>scrive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δέδοικα [perfetto con forza di presente], δείσομαι, ἔδεισα</text:p>
          </table:table-cell>
          <table:table-cell office:value-type="string" table:style-name="ce6">
            <text:p>teme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δεῖ, δεήσει, (imperf) ἔδει</text:p>
          </table:table-cell>
          <table:table-cell office:value-type="string" table:style-name="ce6">
            <text:p>si deve, è necessario (+acc e infinito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δείκνυμι, δείξω, ἔδειξα, δέδειχα, δέδειγμαι, ἐδείχθην</text:p>
          </table:table-cell>
          <table:table-cell office:value-type="string" table:style-name="ce6">
            <text:p>mostrare, spieg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δέχομαι, δέξομαι, ἐδεξάμην, δέδεγμαι, ἐδεδέχθην</text:p>
          </table:table-cell>
          <table:table-cell office:value-type="string" table:style-name="ce6">
            <text:p>ricevere, prendere; accogliere, preferi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δέω, δεήσω, ἐδέησα, δεδέηκα, δεδέημαι, ἐδεήθην</text:p>
          </table:table-cell>
          <table:table-cell office:value-type="string" table:style-name="ce6">
            <text:p>mancare (+gen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δηλόω, δηλώσω, ἐδήλωσα, δεδήλωκα, ἐδηλώθην</text:p>
          </table:table-cell>
          <table:table-cell office:value-type="string" table:style-name="ce6">
            <text:p>mostrare, dichiarare, spieg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διαφέρω, διοίσω, (aor I) διήνεγκα, (aor II) διήνεγκον, διενήνοχα, διενήνεγμαι</text:p>
          </table:table-cell>
          <table:table-cell office:value-type="string" table:style-name="ce6">
            <text:p>trasportare; spargere; differire; (impers.) διαφέρει fa differenza a (+dat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διαφθείρω, διαφθερῶ, διέφθειρα, διέφθαρκα, διέφθαρμαι, διεφθάρην</text:p>
          </table:table-cell>
          <table:table-cell office:value-type="string" table:style-name="ce6">
            <text:p>distruggere; mandare in rovina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διδάσκω, διδάξω, ἐδίδαξα, δεδίδαχα, δεδίδαγμαι, ἐδιδάχθην</text:p>
          </table:table-cell>
          <table:table-cell office:value-type="string" table:style-name="ce6">
            <text:p>insegna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δίδωμι, δώσω, ἔδωκα, δέδωκα, δέδομαι, ἐδόθην</text:p>
          </table:table-cell>
          <table:table-cell office:value-type="string" table:style-name="ce6">
            <text:p>da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διώκω, διώξομαι, ἐδίωξα, δεδίωχα, ἐδιώχθην</text:p>
          </table:table-cell>
          <table:table-cell office:value-type="string" table:style-name="ce6">
            <text:p>inseguire; perseguire penalment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δοκέω, δόξω, ἔδοξα</text:p>
          </table:table-cell>
          <table:table-cell office:value-type="string" table:style-name="ce6">
            <text:p>pensare (+acc e infinito); sembrare; (impersonale) δοκεῖ μοι mi sembra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δράω, δράσω, ἔδρασα, δέδρακα, δέδραμαι, ἐδράσθην</text:p>
          </table:table-cell>
          <table:table-cell office:value-type="string" table:style-name="ce6">
            <text:p>fa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δύναμαι, δυνήσομαι, ἐδυνήθην, δεδύνημαι</text:p>
          </table:table-cell>
          <table:table-cell office:value-type="string" table:style-name="ce6">
            <text:p>(+infinito) pote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ἐάω, ἐάσω, εἴασα</text:p>
          </table:table-cell>
          <table:table-cell office:value-type="string" table:style-name="ce6">
            <text:p>permettere (+acc e infinito); lasciare, lasciar solo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ἐθέλω, ἐθελήσω, ἠθέλησα, ἠθέληκα</text:p>
          </table:table-cell>
          <table:table-cell office:value-type="string" table:style-name="ce6">
            <text:p>(+infinito) volere; desider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εἶδον, (aor II) di ὁράω, (infinito att) ἰδεῖν, (infinito medio) ἰδέσθαι</text:p>
          </table:table-cell>
          <table:table-cell office:value-type="string" table:style-name="ce6">
            <text:p>io vidi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εἰμί, ἔσομαι, (imperf) ἦν, (infinito) εἶναι</text:p>
          </table:table-cell>
          <table:table-cell office:value-type="string" table:style-name="ce6">
            <text:p>essere, esiste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εἶμι, infinito ἰέναι, participio ἰών, ἰοῦσα, ἰόν</text:p>
          </table:table-cell>
          <table:table-cell office:value-type="string" table:style-name="ce6">
            <text:p>andrò (fut. di ἔρχομαι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εἶπον</text:p>
          </table:table-cell>
          <table:table-cell office:value-type="string" table:style-name="ce6">
            <text:p>io dissi, io parlai, (aor II) → λέγω, φημί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ἐλαύνω, ἐλῶ, ἤλασα, ελήλακα, ἐλήλαμαι, ἠλάθην</text:p>
          </table:table-cell>
          <table:table-cell office:value-type="string" table:style-name="ce6">
            <text:p>mettere in moto; avanza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ἔοικα, participio εἰκώς</text:p>
          </table:table-cell>
          <table:table-cell office:value-type="string" table:style-name="ce6">
            <text:p>essere simile, sembrare (+dat); conveni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ἕπομαι, ἕψομαι, (aor II) ἑσπόμην</text:p>
          </table:table-cell>
          <table:table-cell office:value-type="string" table:style-name="ce6">
            <text:p>segui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ἐργάζομαι, ἐργάσομαι, εἰργασάμην, εἴργασμαι</text:p>
          </table:table-cell>
          <table:table-cell office:value-type="string" table:style-name="ce6">
            <text:p>lavorare, opera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ἔρομαι, ἐρήσομαι, (aor II) ἠρόμην</text:p>
          </table:table-cell>
          <table:table-cell office:value-type="string" table:style-name="ce6">
            <text:p>ask, ask one about (+double acc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ἔρχομαι, fut. εἶμι/ἐλεύσομαι, (aor II) ἦλθον, ἐλήλυθα</text:p>
          </table:table-cell>
          <table:table-cell office:value-type="string" table:style-name="ce6">
            <text:p>veni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ἐρωτάω, ἐρήσομαι, (aor II) ἠρόμην</text:p>
          </table:table-cell>
          <table:table-cell office:value-type="string" table:style-name="ce6">
            <text:p>domandare qualcosa (acc) a qualcuno (acc); chiede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εὑρίσκω, εὑρήσω, (aor II) ηὗρον/εὗρον, ηὕρηκα/εὕρηκα, εὕρημαι, εὑρέθην</text:p>
          </table:table-cell>
          <table:table-cell office:value-type="string" table:style-name="ce6">
            <text:p>trov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ἔχω, ἕξω or σχήσω, (aor II) ἔσχον, ἔσχηκα, (imperf) εἶχον</text:p>
          </table:table-cell>
          <table:table-cell office:value-type="string" table:style-name="ce6">
            <text:p>avere; stare (+avv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ἡγέομαι, ἡγήσομαι, ἡγησάμην, ἥγημαι</text:p>
          </table:table-cell>
          <table:table-cell office:value-type="string" table:style-name="ce6">
            <text:p>guidare; ritene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ἥκω, ἥξω, pf. ἧκα</text:p>
          </table:table-cell>
          <table:table-cell office:value-type="string" table:style-name="ce6">
            <text:p>essere giunto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ζάω, ζήσω, ἔζησα, ἔζηκα</text:p>
          </table:table-cell>
          <table:table-cell office:value-type="string" table:style-name="ce6">
            <text:p>vive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ζητέω, ζητήσω, ἐζήτησα, ἐζήτηκα</text:p>
          </table:table-cell>
          <table:table-cell office:value-type="string" table:style-name="ce6">
            <text:p>cerc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θαυμάζω, θαυμάσομαι, ἐθαύμασα, τεθαύμακα, τεθαύμασμαι, ἐθαυμάσθην</text:p>
          </table:table-cell>
          <table:table-cell office:value-type="string" table:style-name="ce6">
            <text:p>meravigliarsi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θνῄσκω, (aor II) ἔθανον, τέθνηκα, θανοῦμαι</text:p>
          </table:table-cell>
          <table:table-cell office:value-type="string" table:style-name="ce6">
            <text:p>morire, essere uccisi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θύω, θύσω, ἔθυσα, τέθυκα, τέθυμαι, ἐτύθην</text:p>
          </table:table-cell>
          <table:table-cell office:value-type="string" table:style-name="ce6">
            <text:p>sacrific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ἵημι, ἥσω, ἧκα, εἷκα, εἷμαι, εἵθην</text:p>
          </table:table-cell>
          <table:table-cell office:value-type="string" table:style-name="ce6">
            <text:p>mandare; spedire; mettere in moto; (al medio) affrettarsi, correre verso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ἵστημι, στήσω, ἔστησα, (aor II) ἔστην, ἕστηκα, (piuccheperfetto) εἱστήκη, ἐστάθην</text:p>
          </table:table-cell>
          <table:table-cell office:value-type="string" table:style-name="ce6">
            <text:p>collocare; (al medio) stare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καθίστημι, καταστήσω, κατέστησα, κατέστην, καθέστηκα, (piuccheperfetto) καθειστήκη, κατεστάθην</text:p>
          </table:table-cell>
          <table:table-cell office:value-type="string" table:style-name="ce6">
            <text:p>disporre, stabilire; portare in un certo stato, rende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καλέω, καλῶ, ἐκάλεσα, κέκληκα, κέκλημαι, ἐκλήθην</text:p>
          </table:table-cell>
          <table:table-cell office:value-type="string" table:style-name="ce6">
            <text:p>chiamare, convoc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καταλαμβάνω, καταλήψομαι, κατέλαβον, κατείληφα, κατείλημμαι, κατελήφθην</text:p>
          </table:table-cell>
          <table:table-cell office:value-type="string" table:style-name="ce6">
            <text:p>afferrare, prendere, arrestare, costringe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κατασκευάζω, κατασκευάσω, κατεσκεύασα</text:p>
          </table:table-cell>
          <table:table-cell office:value-type="string" table:style-name="ce6">
            <text:p>preparare, equipaggiare, forni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κατηγορέω, κατηγορήσω, κατηγόρησα, κατηγόρηκα, κατηγόρημαι, κατηγορήθην</text:p>
          </table:table-cell>
          <table:table-cell office:value-type="string" table:style-name="ce6">
            <text:p>accusare, incolpare (+gen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κελεύω, κελεύσω, ἐκέλευσα, κεκέλευκα, κεκέλευσμαι, ἐκελεύσθην</text:p>
          </table:table-cell>
          <table:table-cell office:value-type="string" table:style-name="ce6">
            <text:p>ordinare, invitare (+acc e infinito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κεῖμαι, κείσομαι</text:p>
          </table:table-cell>
          <table:table-cell office:value-type="string" table:style-name="ce6">
            <text:p>giacere, trovarsi, essere stabilito (usato come perfetto passivo di τίθημι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κινέω, κινήσω, ἐκίνησα, κεκίνηκα, κεκίνημαι, ἐκινήθην</text:p>
          </table:table-cell>
          <table:table-cell office:value-type="string" table:style-name="ce6">
            <text:p>muovere, mettere in moto; agit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κομίζω, κομιῶ, ἐκόμισα, κεκόμικα, κεκόμισμαι, ἐκομίσθην</text:p>
          </table:table-cell>
          <table:table-cell office:value-type="string" table:style-name="ce6">
            <text:p>prendersi cura di, provvedere a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κρατέω, κρατήσω, ἐκράτησα, κεκράτηκα, κεκράτημαι, ἐκρατήθην</text:p>
          </table:table-cell>
          <table:table-cell office:value-type="string" table:style-name="ce6">
            <text:p>vincere, conquistare, prevalere, eccellere (+gen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κρίνω, κρινῶ, ἔκρινα, κέκρικα, κέκριμαι, ἐκρίθην</text:p>
          </table:table-cell>
          <table:table-cell office:value-type="string" table:style-name="ce6">
            <text:p>giudicare, decidere, determina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κτάομαι, κτήσομαι, ἐκτησάμην, κέκτημαι</text:p>
          </table:table-cell>
          <table:table-cell office:value-type="string" table:style-name="ce6">
            <text:p>acquistare, guadagnare; possede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κωλύω, κωλύσω, ἐκώλυσα, κεκώλυκα, κεκώλυμαι, ἐκωλύθην</text:p>
          </table:table-cell>
          <table:table-cell office:value-type="string" table:style-name="ce6">
            <text:p>impedire (+acc e infinito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λαλέω, λαλήσω, ἐλάλησα, λελάληκα, ἐλαλήθην</text:p>
          </table:table-cell>
          <table:table-cell office:value-type="string" table:style-name="ce6">
            <text:p>parlare, chiacchierare, raccont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λαμβάνω, λήψομαι, ἔλαβον, εἴληφα, εἴλημμαι, ἐλήφθην</text:p>
          </table:table-cell>
          <table:table-cell office:value-type="string" table:style-name="ce6">
            <text:p>prendere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λανθάνω, λήσω, ἔλαθον, λέληθα</text:p>
          </table:table-cell>
          <table:table-cell office:value-type="string" table:style-name="ce6">
            <text:p>nascondersi; sfuggire all'attenzione di (+acc e nominativo del participio), essere ignoto; (al medio e passivo) dimenticare, dimenticarsi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λέγω, ἐρῶ, εἶπον, εἴρηκα, λέλεγμαι, ἐλέχθην/ἐρρήθην</text:p>
          </table:table-cell>
          <table:table-cell office:value-type="string" table:style-name="ce6">
            <text:p>dire; parl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λείπω, λείψω, ἔλιπον, λέλοιπα, λέλειμμαι, ἐλείφθην</text:p>
          </table:table-cell>
          <table:table-cell office:value-type="string" table:style-name="ce6">
            <text:p>lasciare, abbandona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λύω, λύσω, ἔλυσα, λέλυκα, λέλυμαι, ἐλύθην</text:p>
          </table:table-cell>
          <table:table-cell office:value-type="string" table:style-name="ce6">
            <text:p>sciogliere, liberare; distrugge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μανθάνω, μαθήσομαι, ἔμαθον, μεμάθηκα</text:p>
          </table:table-cell>
          <table:table-cell office:value-type="string" table:style-name="ce6">
            <text:p>impara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μάχομαι, μαχοῦμαι, ἐμαχεσάμην, μεμάχημαι</text:p>
          </table:table-cell>
          <table:table-cell office:value-type="string" table:style-name="ce6">
            <text:p>combattere contro (+dat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μέλλω, μελλήσω, ἐμέλλησα</text:p>
          </table:table-cell>
          <table:table-cell office:value-type="string" table:style-name="ce6">
            <text:p>(+infinito) essere in procinto di, pensare di fa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μένω, μενῶ, ἔμεινα, μεμένηκα</text:p>
          </table:table-cell>
          <table:table-cell office:value-type="string" table:style-name="ce6">
            <text:p>stare, rimanere; resistere; aspetta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μίγνυμι, μείξω, ἔμειξα, μέμειγμαι, ἐμείχθην</text:p>
          </table:table-cell>
          <table:table-cell office:value-type="string" table:style-name="ce6">
            <text:p>mescol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μιμνήσκω, μνήσω, έμνησα, (perfetto) μέμνημαι, ἐμνήσθην</text:p>
          </table:table-cell>
          <table:table-cell office:value-type="string" table:style-name="ce6">
            <text:p>rammentare; (al perfetto medio) ricordarsi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νικάω, νικήσω, ἐνίκησα, νενίκηκα, νενίκημαι, ἐνικήθην</text:p>
          </table:table-cell>
          <table:table-cell office:value-type="string" table:style-name="ce6">
            <text:p>vincere, conquist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νομίζω, νομιῶ, ἐνόμισα, νενόμικα, νενόμισμαι, ἐνομίσθην</text:p>
          </table:table-cell>
          <table:table-cell office:value-type="string" table:style-name="ce6">
            <text:p>pensare, ritenere (+acc e infinito); essere abituati a (+infinito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οἶδα, infinito εἰδέναι, imper. ἴσθι, [piucchepf usato come imperf] ᾔδειν</text:p>
          </table:table-cell>
          <table:table-cell office:value-type="string" table:style-name="ce6">
            <text:p>sapere [perfetto con forza di presente]; sapere come (+infinito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οἰκέω, οἰκήσω, ᾤκησα, ᾤκηκα, ᾠκήθην</text:p>
          </table:table-cell>
          <table:table-cell office:value-type="string" table:style-name="ce6">
            <text:p>abitare, insediarsi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οἴομαι/οἶμαι, οἰήσομαι, (imperf) ᾤμην, (aoristo) ᾠήθην</text:p>
          </table:table-cell>
          <table:table-cell office:value-type="string" table:style-name="ce6">
            <text:p>pensare (+acc e infinito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ὁμολογέω, ὁμολογήσω, ὡμολόγησα, ὡμολόγηκα, ὡμολόγημαι, ὡμολογήθην</text:p>
          </table:table-cell>
          <table:table-cell office:value-type="string" table:style-name="ce6">
            <text:p>accordarsi, essere d'accordo (+dat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ὀνομάζω, ὀνομάσω, ὠνόμασα, ὠνόμακα, ὠνόμασμαι, ὠνομάσθην</text:p>
          </table:table-cell>
          <table:table-cell office:value-type="string" table:style-name="ce6">
            <text:p>chiamare per nom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ὁράω, ὄψομαι, (aor II) εἶδον, ἑόρακα/ἑώρακα, ὤφθην, (imperf) ἑώρων</text:p>
          </table:table-cell>
          <table:table-cell office:value-type="string" table:style-name="ce6">
            <text:p>vedere; guard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ὁρμάω, ὁρμήσω, ὥρμησα, ὥρμηκα, ὥρμημαι, ὡρμήθην</text:p>
          </table:table-cell>
          <table:table-cell office:value-type="string" table:style-name="ce6">
            <text:p>mettere in moto, spingere; (intrans.) partire, affrettarsi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πάρειμι</text:p>
          </table:table-cell>
          <table:table-cell office:value-type="string" table:style-name="ce6">
            <text:p>essere presenti; (impersonale) πάρεστί μοι dipende da me; τὰ παρόντα le circostanze presenti; τὸ παρόν solo ora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παρέχω, παρέξω, παρέσχον, παρέσχηκα, (imperfetto) παρεῖχον</text:p>
          </table:table-cell>
          <table:table-cell office:value-type="string" table:style-name="ce6">
            <text:p>procur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παραδίδωμι, παραδώσω, παρέδωκα, παραδέδωκα, παραδέδομαι, παρεδόθην</text:p>
          </table:table-cell>
          <table:table-cell office:value-type="string" table:style-name="ce6">
            <text:p>trasmttere, consegnare; cede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παρασκευάζω, παρασκευάσω, παρεσκεύασα</text:p>
          </table:table-cell>
          <table:table-cell office:value-type="string" table:style-name="ce6">
            <text:p>approntare, prepar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πάσχω, πείσομαι, ἔπαθον, πέπονθα</text:p>
          </table:table-cell>
          <table:table-cell office:value-type="string" table:style-name="ce6">
            <text:p>soffrire, provare; essere affetti in un certo modo (+avv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παύω, παύσω, ἔπαυσα, πέπαυκα, πέπαυμαι, ἐπαύθην</text:p>
          </table:table-cell>
          <table:table-cell office:value-type="string" table:style-name="ce6">
            <text:p>far cessare; (la medio) smette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πείθω, πείσω, ἔπεισα, πέποιθα, πέπεισμαι, ἐπείσθην</text:p>
          </table:table-cell>
          <table:table-cell office:value-type="string" table:style-name="ce6">
            <text:p>persuadere; (al medio e passivo) obbedire, credere in (+dat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πειράω (di solito al medio πειράομαι), πειράσομαι, ἐπείρασα, πεπείραμαι, ἐπειράθην</text:p>
          </table:table-cell>
          <table:table-cell office:value-type="string" table:style-name="ce6">
            <text:p>provare, tentare; fare prova di (+gen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πέμπω, πέμψω, ἔπεμψα, πέπομφα, πέπεμμαι, ἐπέμφθην</text:p>
          </table:table-cell>
          <table:table-cell office:value-type="string" table:style-name="ce6">
            <text:p>mandare, invi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πίνω, πίομαι, (aor II) ἔπιον, πέπωκα, πέπομαι, επόθην</text:p>
          </table:table-cell>
          <table:table-cell office:value-type="string" table:style-name="ce6">
            <text:p>be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πίπτω, πεσοῦμαι, ἔπεσον, πέπτωκα</text:p>
          </table:table-cell>
          <table:table-cell office:value-type="string" table:style-name="ce6">
            <text:p>cadere; soccombe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πιστεύω, πιστεύσω, ἐπίστευσα, πεπίστευκα, πεπίστευμαι, ἐπιστεύθην</text:p>
          </table:table-cell>
          <table:table-cell office:value-type="string" table:style-name="ce6">
            <text:p>fidarsi, credere, trust, affidarsi, credere in (+dat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πλέω, πλεύσομαι, ἔπλευσα, πέπλευκα, πέπλευσμαι, ἐπλεύσθην</text:p>
          </table:table-cell>
          <table:table-cell office:value-type="string" table:style-name="ce6">
            <text:p>navig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ποιέω, ποιήσω, ἐποίησα, πεποίηκα, πεποίημαι, ἐποιήθην</text:p>
          </table:table-cell>
          <table:table-cell office:value-type="string" table:style-name="ce6">
            <text:p>fare; creare; (al medio) considerare, riconosce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πολεμέω, πολεμήσω, ἐπολέμησα, πεπολέμηκα</text:p>
          </table:table-cell>
          <table:table-cell office:value-type="string" table:style-name="ce6">
            <text:p>fare guerra; litig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πορεύω, πορεύσω, ἐπόρευσα, πεπόρευμαι, ἐπορεύθην</text:p>
          </table:table-cell>
          <table:table-cell office:value-type="string" table:style-name="ce6">
            <text:p>portare; (al medio e passivo) recarsi, andare, viaggi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πράσσω, πράξω, ἔπραξα, πέπραχα, πέπραγμαι, ἐπράχθην</text:p>
          </table:table-cell>
          <table:table-cell office:value-type="string" table:style-name="ce6">
            <text:p>fare, eseguire; fare in un certo modo (+avv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προσήκω προσήξω</text:p>
          </table:table-cell>
          <table:table-cell office:value-type="string" table:style-name="ce6">
            <text:p>convenire; essere adatto (+dat); arrivare a; οἱ προσήκοντες i parenti; τὰ προσήκoντα i doveri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προστίθημι, προσθήσω, προσέθηκα, προστέθηκα, προστέθειμαι (ma comunemente προσκεῖμαι), προσετέθην</text:p>
          </table:table-cell>
          <table:table-cell office:value-type="string" table:style-name="ce6">
            <text:p>applicare; adoperare; (al medio) unirsi a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πυνθάνομαι, πεύσομαι, (aor II) ἐπυθόμην, πέπυσμαι</text:p>
          </table:table-cell>
          <table:table-cell office:value-type="string" table:style-name="ce6">
            <text:p>informarsi; venire a sapere; chiedere a proposito di (+gen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σκοπέω, σκοπήσω, ἐσκόπησα</text:p>
          </table:table-cell>
          <table:table-cell office:value-type="string" table:style-name="ce6">
            <text:p>osservare, guardare; considerare; esaminare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συμβαίνω, συμβήσομαι, (aor II) συνέβην, συμβέβηκα</text:p>
          </table:table-cell>
          <table:table-cell office:value-type="string" table:style-name="ce6">
            <text:p>incontrare; accordarsi, correspond; accadere, succedere; avvenire in un certo modo (+avv), riuscire</text:p>
          </table:table-cell>
          <table:table-cell table:number-columns-repeated="16382"/>
        </table:table-row>
        <table:table-row table:style-name="ro6">
          <table:table-cell office:value-type="string" table:style-name="ce5">
            <text:p>συμφέρω, συνοίσω, συνήνεγκα</text:p>
          </table:table-cell>
          <table:table-cell office:value-type="string" table:style-name="ce6">
            <text:p>beneficiare, essere utile o vantaggioso a (+dat); (impers.) συμφέρει conviene, è vantaggioso (+infinito); τὸ συμφέρον l'utile, il vantaggio, il profitto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σῴζω, σώσω, ἔσωσα, σέσωκα, ἐσώθην</text:p>
          </table:table-cell>
          <table:table-cell office:value-type="string" table:style-name="ce6">
            <text:p>salva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τάσσω, τάξω, ἔταξα, τέταχα, τέταγμαι, ἐτάχθην</text:p>
          </table:table-cell>
          <table:table-cell office:value-type="string" table:style-name="ce6">
            <text:p>disporre; schier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τελευτάω, τελευτήσω, ἐτελεύτησα, τετελεύτηκα, τετελεύτημαι, ἐτελευτήθην</text:p>
          </table:table-cell>
          <table:table-cell office:value-type="string" table:style-name="ce6">
            <text:p>finire; mori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τέμνω, τεμῶ, (aor II) ἔτεμον, τέτμηκα, τέτμημαι, ἐτμήθην</text:p>
          </table:table-cell>
          <table:table-cell office:value-type="string" table:style-name="ce6">
            <text:p>tagliare, dividere, spacc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τίθημι, θήσω, ἔθηκα, τέθηκα, τέθειμαι (ma di solito κεῖμαι), ἐτέθην</text:p>
          </table:table-cell>
          <table:table-cell office:value-type="string" table:style-name="ce6">
            <text:p>porre, collocare; stabilire, ordinare, istituire; mettere in un certo stato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τίκτω, τέξω or τέξομαι, ἔτεκον, τέτοκα, τέτεγμαι, ἐτέχθην</text:p>
          </table:table-cell>
          <table:table-cell office:value-type="string" table:style-name="ce6">
            <text:p>generare, dare alla luce, produr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τιμάω, τιμήσω, ἐτίμησα, τετίμηκα, τετίμημαι, ἐτιμήθην</text:p>
          </table:table-cell>
          <table:table-cell office:value-type="string" table:style-name="ce6">
            <text:p>onor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τολμάω, τολμήσω, ἐτόλμησα, τετόλμηκα, τετόλμημαι, ἐτολμήθην</text:p>
          </table:table-cell>
          <table:table-cell office:value-type="string" table:style-name="ce6">
            <text:p>osare, avere coraggio; sopporta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τρέπω, τρέψω, ἔτρεψα, τέτροφα, ἐτράπην</text:p>
          </table:table-cell>
          <table:table-cell office:value-type="string" table:style-name="ce6">
            <text:p>volge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τρέφω, θρέψω, ἔθρεψα, τέθραμμαι, ἐτράφην</text:p>
          </table:table-cell>
          <table:table-cell office:value-type="string" table:style-name="ce6">
            <text:p>nutri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τυγχάνω, τεύξομαι, ἔτυχον, τετύχηκα. τέτυγμαι, ἐτύχθην</text:p>
          </table:table-cell>
          <table:table-cell office:value-type="string" table:style-name="ce6">
            <text:p>avere dalla sorte (+gen); ottenere, trovarsi (+participio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ὑπάρχω, ὑπάρξω, ὑπῆρξα, ὑπῆργμαι, ὑπήρχθην</text:p>
          </table:table-cell>
          <table:table-cell office:value-type="string" table:style-name="ce6">
            <text:p>esserci, esistere; τὰ ὑπάρχοντα le circostanze attuali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ὑπολαμβάνω, ὑπολήψομαι, ὑπέλαβον, ὑπείληφα, ὑπείλημμαι, ὑπελήφθην</text:p>
          </table:table-cell>
          <table:table-cell office:value-type="string" table:style-name="ce6">
            <text:p>prendere; rispondere; pensa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φαίνω, φανῶ, ἔφηνα, πέφηνα, πέφασμαι, ἐφάνην</text:p>
          </table:table-cell>
          <table:table-cell office:value-type="string" table:style-name="ce6">
            <text:p>mostrare; (al medio) apparire (+participio or infinito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φέρω, οἴσω, (aor I) ἤνεγκα, (aor II) ἤνεγκον, ἐνήνοχα, ἐνήνεγμαι, ἠνέχθην</text:p>
          </table:table-cell>
          <table:table-cell office:value-type="string" table:style-name="ce6">
            <text:p>portare; produrre; φέρε come now, well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φεύγω, φεύξομαι, ἔφυγον, πέφευγα</text:p>
          </table:table-cell>
          <table:table-cell office:value-type="string" table:style-name="ce6">
            <text:p>fuggire; essere imputato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φημί, φήσω, (imperf) ἔφην</text:p>
          </table:table-cell>
          <table:table-cell office:value-type="string" table:style-name="ce6">
            <text:p>affermare; οὐ φημί negare, dire che...no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φοβέω, φοβήσω, ἐφόβησα, πεφόβημαι, ἐφοβήθην</text:p>
          </table:table-cell>
          <table:table-cell office:value-type="string" table:style-name="ce6">
            <text:p>far paura; (al medio e passivo) temere, fuggire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φράζω, φράσω, ἔφρασα, πέφρακα, πέφρασμαι, ἐφράσθην</text:p>
          </table:table-cell>
          <table:table-cell office:value-type="string" table:style-name="ce6">
            <text:p>rivelare, annunciare; (al medio e passivo) rifletter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φρονέω, φρονήσω, ἐφρόνησα</text:p>
          </table:table-cell>
          <table:table-cell office:value-type="string" table:style-name="ce6">
            <text:p>pensare (+infinito); essere propenso a (+avv e dat.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φυλάσσω, φυλάξω, ἐφύλαξα, πεφύλαχα, πεφύλαγμαι, ἐφυλάχθην</text:p>
          </table:table-cell>
          <table:table-cell office:value-type="string" table:style-name="ce6">
            <text:p>fare la guardia, difendere; (al medio) guardarsi da (+acc)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φύω, φύσω, ἔφυσα</text:p>
          </table:table-cell>
          <table:table-cell office:value-type="string" table:style-name="ce6">
            <text:p>produrre, generare, mettere fuori; (aor II) ἔφυν far crescere, pf. πέφυκα essere per natura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χαίρω, χαιρήσω, κεχάρηκα, κεχάρημαι, ἐχάρην</text:p>
          </table:table-cell>
          <table:table-cell office:value-type="string" table:style-name="ce6">
            <text:p>essere lieto, gioire a (+dat), godere a (+participio); χαῖρε, (pl.) χαίρετε salve a tutti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χράομαι, χρήσομαι, ἐχρησάμην, κέχρημαι, ἐχρήσθην</text:p>
          </table:table-cell>
          <table:table-cell office:value-type="string" table:style-name="ce6">
            <text:p>usare (+dat); trattare qualcuno in un certo modo (+dat e avverbio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χρή, (imperf) χρῆν/ἐχρῆν, (infinito) χρῆναι</text:p>
          </table:table-cell>
          <table:table-cell office:value-type="string" table:style-name="ce6">
            <text:p>essere necessario (+infinito o +acc e infinito)</text:p>
          </table:table-cell>
          <table:table-cell table:number-columns-repeated="16382"/>
        </table:table-row>
        <table:table-row table:number-rows-repeated="1048425" table:style-name="ro2">
          <table:table-cell table:number-columns-repeated="16384"/>
        </table:table-row>
        <table:named-expressions>
          <table:named-range table:name="Print_Area" table:cell-range-address="DCC500_VERBI.$A$1:DCC500_VERBI.$B$1048576" table:base-cell-address="DCC500_VERBI.$A$1"/>
        </table:named-expressions>
      </table:table>
      <table:table table:name="DCC500_NOMI" table:style-name="ta3">
        <table:table-column table:style-name="co30" table:default-cell-style-name="ce7"/>
        <table:table-column table:style-name="co30" table:default-cell-style-name="ce8"/>
        <table:table-column table:style-name="co3" table:number-columns-repeated="16382" table:default-cell-style-name="ce9"/>
        <table:table-row table:style-name="ro2">
          <table:table-cell office:value-type="string" table:style-name="ce7">
            <text:p>ἀγών, ἀγῶνος, ὁ</text:p>
          </table:table-cell>
          <table:table-cell office:value-type="string" table:style-name="ce8">
            <text:p>piazza; lotta; process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ἀδελφός, –οῦ, ὁ</text:p>
          </table:table-cell>
          <table:table-cell office:value-type="string" table:style-name="ce8">
            <text:p>fratell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αἷμα, αἵματος, τό</text:p>
          </table:table-cell>
          <table:table-cell office:value-type="string" table:style-name="ce8">
            <text:p>sangu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αἰτία, αἰτίας, ἡ</text:p>
          </table:table-cell>
          <table:table-cell office:value-type="string" table:style-name="ce8">
            <text:p>causa; colpa; accus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ἀλήθεια, ἀληθείας, ἡ</text:p>
          </table:table-cell>
          <table:table-cell office:value-type="string" table:style-name="ce8">
            <text:p>verità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ἀνάγκη, ἀνάγκης, ἡ</text:p>
          </table:table-cell>
          <table:table-cell office:value-type="string" table:style-name="ce8">
            <text:p>necessità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ἄνθρωπος, –ου, ὁ/ἡ</text:p>
          </table:table-cell>
          <table:table-cell office:value-type="string" table:style-name="ce8">
            <text:p>essere uman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ἀνήρ, ἀνδρός, ὁ</text:p>
          </table:table-cell>
          <table:table-cell office:value-type="string" table:style-name="ce8">
            <text:p>uomo, mari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ἀργύριον, ἀργυρίου, τό</text:p>
          </table:table-cell>
          <table:table-cell office:value-type="string" table:style-name="ce8">
            <text:p>argento, d'argento; soldi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ἀρετή, ἀρετῆς, ἡ</text:p>
          </table:table-cell>
          <table:table-cell office:value-type="string" table:style-name="ce8">
            <text:p>eccellenza; virtù; valore militare, coraggi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ἀριθμός, –οῦ, ὁ</text:p>
          </table:table-cell>
          <table:table-cell office:value-type="string" table:style-name="ce8">
            <text:p>numer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ἀρχή, ἀρχῆς, ἡ</text:p>
          </table:table-cell>
          <table:table-cell office:value-type="string" table:style-name="ce8">
            <text:p>inizio, origine; comand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βασιλεύς, βασιλέως, ὁ</text:p>
          </table:table-cell>
          <table:table-cell office:value-type="string" table:style-name="ce8">
            <text:p>r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βίος, βίου, ὁ</text:p>
          </table:table-cell>
          <table:table-cell office:value-type="string" table:style-name="ce8">
            <text:p>vit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βουλή, βουλῆς, ἡ</text:p>
          </table:table-cell>
          <table:table-cell office:value-type="string" table:style-name="ce8">
            <text:p>volontà, determinazione; consigli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βοῦς, βοός, ὁ/ἡ</text:p>
          </table:table-cell>
          <table:table-cell office:value-type="string" table:style-name="ce8">
            <text:p>toro, bue, mucc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γένος, γένους, τό</text:p>
          </table:table-cell>
          <table:table-cell office:value-type="string" table:style-name="ce8">
            <text:p>razza, famiglia; genere, class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γῆ, γῆς, ἡ</text:p>
          </table:table-cell>
          <table:table-cell office:value-type="string" table:style-name="ce8">
            <text:p>terra, territori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γνώμη, γνώμης, ἡ</text:p>
          </table:table-cell>
          <table:table-cell office:value-type="string" table:style-name="ce8">
            <text:p>pensiero, sentenza, proverbi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γλῶσσα, γλώσσης, ἡ</text:p>
          </table:table-cell>
          <table:table-cell office:value-type="string" table:style-name="ce8">
            <text:p>lingua; linguagio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γράμμα, γράμματος, τό</text:p>
          </table:table-cell>
          <table:table-cell office:value-type="string" table:style-name="ce8">
            <text:p>lettera, carattere; (plur) uno scritto, documenti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γραφή, γραφῆς, ἡ</text:p>
          </table:table-cell>
          <table:table-cell office:value-type="string" table:style-name="ce8">
            <text:p>disegno, pittura, documento scritto; atto di accusa scrit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γυνή, γυναικός, ἡ</text:p>
          </table:table-cell>
          <table:table-cell office:value-type="string" table:style-name="ce8">
            <text:p>donna, mogli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δίκη, δίκης, ἡ</text:p>
          </table:table-cell>
          <table:table-cell office:value-type="string" table:style-name="ce8">
            <text:p>giustizia; process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δαίμων, δαίμονος, ὁ/ἡ</text:p>
          </table:table-cell>
          <table:table-cell office:value-type="string" table:style-name="ce8">
            <text:p>spirito, dio, demon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δεσπότης, –ου, ὁ</text:p>
          </table:table-cell>
          <table:table-cell office:value-type="string" table:style-name="ce8">
            <text:p>padrone di casa; sovrano assolu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διαφορά, –ᾶς, ἡ</text:p>
          </table:table-cell>
          <table:table-cell office:value-type="string" table:style-name="ce8">
            <text:p>differenza; disaccord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δοῦλος, δούλου, ὁ</text:p>
          </table:table-cell>
          <table:table-cell office:value-type="string" table:style-name="ce8">
            <text:p>schiavo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δόξα, δόξης, ἡ</text:p>
          </table:table-cell>
          <table:table-cell office:value-type="string" table:style-name="ce8">
            <text:p>opinione, apparenza; fama, onore glori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δύναμις, δυνάμεως, ἡ</text:p>
          </table:table-cell>
          <table:table-cell office:value-type="string" table:style-name="ce8">
            <text:p>potenza; eserci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δῆμος, δήμου, ὁ</text:p>
          </table:table-cell>
          <table:table-cell office:value-type="string" table:style-name="ce8">
            <text:p>popolo; distretto (opp. πόλις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ἔθνος, ἔθνους, τό</text:p>
          </table:table-cell>
          <table:table-cell office:value-type="string" table:style-name="ce8">
            <text:p>nazion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ἐλπίς, ἐλπίδος, ἡ</text:p>
          </table:table-cell>
          <table:table-cell office:value-type="string" table:style-name="ce8">
            <text:p>speranza; prevision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εἶδος, εἴδους, τό</text:p>
          </table:table-cell>
          <table:table-cell office:value-type="string" table:style-name="ce8">
            <text:p>forma, aspetto; specie, classe, genere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εἰκός, εἰκότος, τό</text:p>
          </table:table-cell>
          <table:table-cell office:value-type="string" table:style-name="ce8">
            <text:p>somiglianza, probabilità; εἰκός (ἐστι) è probabile che (+infinito) →ἔοικα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εἰρήνη, εἰρήνης, ἡ</text:p>
          </table:table-cell>
          <table:table-cell office:value-type="string" table:style-name="ce8">
            <text:p>pace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ἐπιστήμη –ης, ἡ</text:p>
          </table:table-cell>
          <table:table-cell office:value-type="string" table:style-name="ce8">
            <text:p>conoscenza, scienza, sapere; abilità, perizi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ἔπος, ἔπους, τό</text:p>
          </table:table-cell>
          <table:table-cell office:value-type="string" table:style-name="ce8">
            <text:p>parola, racconto, favola; profezi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ἔργον, ἔργου, τό</text:p>
          </table:table-cell>
          <table:table-cell office:value-type="string" table:style-name="ce8">
            <text:p>opera, impresa, lavor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ἔτος, ἔτους, τό</text:p>
          </table:table-cell>
          <table:table-cell office:value-type="string" table:style-name="ce8">
            <text:p>ann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ἡγεμών, ἡγεμόνος, ὁ</text:p>
          </table:table-cell>
          <table:table-cell office:value-type="string" table:style-name="ce8">
            <text:p>guida, comandante, condottier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ἡδονή, –ῆς, ἡ</text:p>
          </table:table-cell>
          <table:table-cell office:value-type="string" table:style-name="ce8">
            <text:p>piacere, godimen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ἥλιος, ἡλίου, ὁ</text:p>
          </table:table-cell>
          <table:table-cell office:value-type="string" table:style-name="ce8">
            <text:p>sol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ἡμέρα, ἡμέρας, ἡ</text:p>
          </table:table-cell>
          <table:table-cell office:value-type="string" table:style-name="ce8">
            <text:p>giorn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ζῷον, ζῴου, τό</text:p>
          </table:table-cell>
          <table:table-cell office:value-type="string" table:style-name="ce8">
            <text:p>essere vivente; animal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θάλασσα, θαλάσσης, ἡ</text:p>
          </table:table-cell>
          <table:table-cell office:value-type="string" table:style-name="ce8">
            <text:p>il mar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θάνατος, θανάτου, ὁ</text:p>
          </table:table-cell>
          <table:table-cell office:value-type="string" table:style-name="ce8">
            <text:p>mort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θεός,θεοῦ, ὁ/ἡ</text:p>
          </table:table-cell>
          <table:table-cell office:value-type="string" table:style-name="ce8">
            <text:p>dio, de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θυγάτηρ, θυγατρός, ἡ</text:p>
          </table:table-cell>
          <table:table-cell office:value-type="string" table:style-name="ce8">
            <text:p>figlia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θυμός, θυμοῦ, ὁ</text:p>
          </table:table-cell>
          <table:table-cell office:value-type="string" table:style-name="ce8">
            <text:p>vita; sentimento, volontà; pensiero; animo, desideri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ἱππεύς, ἱππέως, ὁ</text:p>
          </table:table-cell>
          <table:table-cell office:value-type="string" table:style-name="ce8">
            <text:p>cavalier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ἵππος, ἵππου, ὁ</text:p>
          </table:table-cell>
          <table:table-cell office:value-type="string" table:style-name="ce8">
            <text:p>cavallo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καιρός, καιροῦ, ὁ</text:p>
          </table:table-cell>
          <table:table-cell office:value-type="string" table:style-name="ce8">
            <text:p>misura giusta; tempo giusto; opportunità, occasione; circostanz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κεφαλή, –ῆς, ἡ</text:p>
          </table:table-cell>
          <table:table-cell office:value-type="string" table:style-name="ce8">
            <text:p>test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κίνδυνος, κινδύνου, ὁ</text:p>
          </table:table-cell>
          <table:table-cell office:value-type="string" table:style-name="ce8">
            <text:p>pericolo, rischio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κόσμος, κόσμου, ὁ</text:p>
          </table:table-cell>
          <table:table-cell office:value-type="string" table:style-name="ce8">
            <text:p>ordine; decoro, decenza, dignità; mondo, ordine, cosmico, univers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κύκλος, κύκλου, ὁ</text:p>
          </table:table-cell>
          <table:table-cell office:value-type="string" table:style-name="ce8">
            <text:p>cerchio; sfera; movimento circolar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κύριος, κυρίου, ὁ</text:p>
          </table:table-cell>
          <table:table-cell office:value-type="string" table:style-name="ce8">
            <text:p>che ha potere; padron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λαός, λαοῦ, ὁ</text:p>
          </table:table-cell>
          <table:table-cell office:value-type="string" table:style-name="ce8">
            <text:p>popolo; foll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λίθος, λίθου, ὁ</text:p>
          </table:table-cell>
          <table:table-cell office:value-type="string" table:style-name="ce8">
            <text:p>pietr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λόγος, λόγου, ὁ</text:p>
          </table:table-cell>
          <table:table-cell office:value-type="string" table:style-name="ce8">
            <text:p>parola; discorso; ragionamen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μάρτυς, μάρτυρος, ὁ/ἡ</text:p>
          </table:table-cell>
          <table:table-cell office:value-type="string" table:style-name="ce8">
            <text:p>testimon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μάχη, μάχης, ἡ</text:p>
          </table:table-cell>
          <table:table-cell office:value-type="string" table:style-name="ce8">
            <text:p>battagli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μέγεθος, μεγέθους, τό</text:p>
          </table:table-cell>
          <table:table-cell office:value-type="string" table:style-name="ce8">
            <text:p>grandezza, statura, altezz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μέρος, μέρους, τό</text:p>
          </table:table-cell>
          <table:table-cell office:value-type="string" table:style-name="ce8">
            <text:p>parte; incarico; situazion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μήτηρ, μητρός, ἡ</text:p>
          </table:table-cell>
          <table:table-cell office:value-type="string" table:style-name="ce8">
            <text:p>madr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ναός (νεώς), ναοῦ (νεώ), ὁ</text:p>
          </table:table-cell>
          <table:table-cell office:value-type="string" table:style-name="ce8">
            <text:p>tempi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ναῦς, νεώς, ἡ</text:p>
          </table:table-cell>
          <table:table-cell office:value-type="string" table:style-name="ce8">
            <text:p>nav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νίκη, νίκης, ἡ</text:p>
          </table:table-cell>
          <table:table-cell office:value-type="string" table:style-name="ce8">
            <text:p>vittori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νόμος, νόμου, ὁ</text:p>
          </table:table-cell>
          <table:table-cell office:value-type="string" table:style-name="ce8">
            <text:p>legge; costume, tradizion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νόσος, νόσου, ὁ</text:p>
          </table:table-cell>
          <table:table-cell office:value-type="string" table:style-name="ce8">
            <text:p>malattia, infermità; folli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νοῦς (νόος), νοῦ (νόου), ὁ</text:p>
          </table:table-cell>
          <table:table-cell office:value-type="string" table:style-name="ce8">
            <text:p>mente; intelligenza; perspicaci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νῆσος, νήσου, ἡ</text:p>
          </table:table-cell>
          <table:table-cell office:value-type="string" table:style-name="ce8">
            <text:p>isol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νύξ, νυκτός, ἡ</text:p>
          </table:table-cell>
          <table:table-cell office:value-type="string" table:style-name="ce8">
            <text:p>nott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ξένος, ξένου, ὁ</text:p>
          </table:table-cell>
          <table:table-cell office:value-type="string" table:style-name="ce8">
            <text:p>ospite; stranier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ὁδός, ὁδοῦ, ἡ</text:p>
          </table:table-cell>
          <table:table-cell office:value-type="string" table:style-name="ce8">
            <text:p>via, strad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οἰκία, οἰκίας, ἡ</text:p>
          </table:table-cell>
          <table:table-cell office:value-type="string" table:style-name="ce8">
            <text:p>cas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οἶκος, οἴκου, ὁ</text:p>
          </table:table-cell>
          <table:table-cell office:value-type="string" table:style-name="ce8">
            <text:p>casa; famigli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ὄνομα, ὀνόματος, τό</text:p>
          </table:table-cell>
          <table:table-cell office:value-type="string" table:style-name="ce8">
            <text:p>nome; fam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ὄρος, ὄρους, τό</text:p>
          </table:table-cell>
          <table:table-cell office:value-type="string" table:style-name="ce8">
            <text:p>montagna, collin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ὅπλον, ὅπλου, τό</text:p>
          </table:table-cell>
          <table:table-cell office:value-type="string" table:style-name="ce8">
            <text:p>arma, utensile; armatura (al plurale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ὀφθαλμός, –οῦ, ὁ</text:p>
          </table:table-cell>
          <table:table-cell office:value-type="string" table:style-name="ce8">
            <text:p>occhi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οὐρανός, –οῦ, ὁ</text:p>
          </table:table-cell>
          <table:table-cell office:value-type="string" table:style-name="ce8">
            <text:p>ciel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οὐσία, οὐσίας, ἡ</text:p>
          </table:table-cell>
          <table:table-cell office:value-type="string" table:style-name="ce8">
            <text:p>essenza; sostanza; l'essere</text:p>
          </table:table-cell>
          <table:table-cell table:number-columns-repeated="16382"/>
        </table:table-row>
        <table:table-row table:style-name="ro5">
          <table:table-cell office:value-type="string" table:style-name="ce7">
            <text:p>πάθος, πάθους, τό</text:p>
          </table:table-cell>
          <table:table-cell office:value-type="string" table:style-name="ce8">
            <text:p>esperienza, prova, congiuntura; sofferenza, sciagura; passione, commozione; stato, condizion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ατήρ, πατρός, ὁ</text:p>
          </table:table-cell>
          <table:table-cell office:value-type="string" table:style-name="ce8">
            <text:p>padr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ατρίς, πατρίδος, ἡ</text:p>
          </table:table-cell>
          <table:table-cell office:value-type="string" table:style-name="ce8">
            <text:p>(agg) patrio, degli avi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αῖς, παιδός, ὁ/ἡ</text:p>
          </table:table-cell>
          <table:table-cell office:value-type="string" table:style-name="ce8">
            <text:p>fanciullo, figlio, figlia; schiavo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πίστις, πίστεως, ἡ</text:p>
          </table:table-cell>
          <table:table-cell office:value-type="string" table:style-name="ce8">
            <text:p>fiducia, confidenza; ciò che dà confidenza, garanzia, fed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λῆθος, πλήθους, τό</text:p>
          </table:table-cell>
          <table:table-cell office:value-type="string" table:style-name="ce8">
            <text:p>quantità, moltitudine, foll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νεῦμα, πνεύματος, τό</text:p>
          </table:table-cell>
          <table:table-cell office:value-type="string" table:style-name="ce8">
            <text:p>soffio, wind, breath, spirit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οιητής, –οῦ, ὁ</text:p>
          </table:table-cell>
          <table:table-cell office:value-type="string" table:style-name="ce8">
            <text:p>creatore, poet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ολιτεία, –ας, ἡ</text:p>
          </table:table-cell>
          <table:table-cell office:value-type="string" table:style-name="ce8">
            <text:p>costituzione; governo; città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οταμός, –οῦ, ὁ</text:p>
          </table:table-cell>
          <table:table-cell office:value-type="string" table:style-name="ce8">
            <text:p>fium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ούς, ποδός, ὁ</text:p>
          </table:table-cell>
          <table:table-cell office:value-type="string" table:style-name="ce8">
            <text:p>pied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όλεμος, πολέμου, ὁ</text:p>
          </table:table-cell>
          <table:table-cell office:value-type="string" table:style-name="ce8">
            <text:p>guerr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όλις, πόλεως, ἡ</text:p>
          </table:table-cell>
          <table:table-cell office:value-type="string" table:style-name="ce8">
            <text:p>città, città-sta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όνος, πόνου, ὁ</text:p>
          </table:table-cell>
          <table:table-cell office:value-type="string" table:style-name="ce8">
            <text:p>fatica, lavoro; sforzo, travaglio, pen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ρᾶγμα, πράγματος, τό</text:p>
          </table:table-cell>
          <table:table-cell office:value-type="string" table:style-name="ce8">
            <text:p>fatto, azione, impresa, cos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ρᾶξις, πράξεως, ἡ</text:p>
          </table:table-cell>
          <table:table-cell office:value-type="string" table:style-name="ce8">
            <text:p>azione; affare; impres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ρέσβυς, πρέσβεως, ὁ</text:p>
          </table:table-cell>
          <table:table-cell office:value-type="string" table:style-name="ce8">
            <text:p>il vecchio; (al plurale) ambasciatori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ρόσωπον, προσώπου, τό</text:p>
          </table:table-cell>
          <table:table-cell office:value-type="string" table:style-name="ce8">
            <text:p>faccia, volto; personaggio, person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ῦρ, πυρός, τό</text:p>
          </table:table-cell>
          <table:table-cell office:value-type="string" table:style-name="ce8">
            <text:p>fuoc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σημεῖον, σημείου, τό</text:p>
          </table:table-cell>
          <table:table-cell office:value-type="string" table:style-name="ce8">
            <text:p>segno; segnale; contrassegno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στάδιον, σταδίου, τό (al plurale στάδια e στάδιοι)</text:p>
          </table:table-cell>
          <table:table-cell office:value-type="string" table:style-name="ce8">
            <text:p>stadio, unità di misura lineare 185 metri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στόμα, στόματος, τό</text:p>
          </table:table-cell>
          <table:table-cell office:value-type="string" table:style-name="ce8">
            <text:p>bocca; faccia; entrat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στρατηγός, –οῦ, ὁ</text:p>
          </table:table-cell>
          <table:table-cell office:value-type="string" table:style-name="ce8">
            <text:p>condottiero, comandante, general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στρατιά, –ᾶς, ἡ</text:p>
          </table:table-cell>
          <table:table-cell office:value-type="string" table:style-name="ce8">
            <text:p>esercito, armat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στρατιώτης, –ου, ὁ</text:p>
          </table:table-cell>
          <table:table-cell office:value-type="string" table:style-name="ce8">
            <text:p>solda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στρατός, –οῦ, ὁ</text:p>
          </table:table-cell>
          <table:table-cell office:value-type="string" table:style-name="ce8">
            <text:p>eserci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συμφορά, –ᾶς, ἡ</text:p>
          </table:table-cell>
          <table:table-cell office:value-type="string" table:style-name="ce8">
            <text:p>evento, circostanza, disgrazi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σχῆμα, σχήματος, τό</text:p>
          </table:table-cell>
          <table:table-cell office:value-type="string" table:style-name="ce8">
            <text:p>figura; forma; aspetto; manier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σωτηρία, σωτηρίας, ἡ</text:p>
          </table:table-cell>
          <table:table-cell office:value-type="string" table:style-name="ce8">
            <text:p>salvezza; protezione; considerazion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σῶμα, σώματος, τό</text:p>
          </table:table-cell>
          <table:table-cell office:value-type="string" table:style-name="ce8">
            <text:p>corpo, cadaver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τάξις,τάξεως, ἡ</text:p>
          </table:table-cell>
          <table:table-cell office:value-type="string" table:style-name="ce8">
            <text:p>ordine; ordinamento; corpo d'armat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τέκνον, τέκνου, τό</text:p>
          </table:table-cell>
          <table:table-cell office:value-type="string" table:style-name="ce8">
            <text:p>figli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τέλος, τέλους, τό</text:p>
          </table:table-cell>
          <table:table-cell office:value-type="string" table:style-name="ce8">
            <text:p>fine; compimento; esi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τέχνη, τέχνης, ἡ</text:p>
          </table:table-cell>
          <table:table-cell office:value-type="string" table:style-name="ce8">
            <text:p>arte, abilità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τεῖχος, τείχους, τό</text:p>
          </table:table-cell>
          <table:table-cell office:value-type="string" table:style-name="ce8">
            <text:p>muro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τιμή, τιμῆς, ἡ</text:p>
          </table:table-cell>
          <table:table-cell office:value-type="string" table:style-name="ce8">
            <text:p>onore, stima; prezzo, valore; carica, magistratura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τρόπος, τρόπου, ὁ</text:p>
          </table:table-cell>
          <table:table-cell office:value-type="string" table:style-name="ce8">
            <text:p>modo, maniera, foggia; indole; abitudine, costum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τροφή, τροφῆς, ἡ</text:p>
          </table:table-cell>
          <table:table-cell office:value-type="string" table:style-name="ce8">
            <text:p>nutrimento, cib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τόπος, τόπου, ὁ</text:p>
          </table:table-cell>
          <table:table-cell office:value-type="string" table:style-name="ce8">
            <text:p>luogo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τύχη, τύχης, ἡ</text:p>
          </table:table-cell>
          <table:table-cell office:value-type="string" table:style-name="ce8">
            <text:p>fortuna (buona o cattiva); fato; possibilità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ὕδωρ, ὕδατος, τό</text:p>
          </table:table-cell>
          <table:table-cell office:value-type="string" table:style-name="ce8">
            <text:p>acqu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υἱός, υἱοῦ, ὁ</text:p>
          </table:table-cell>
          <table:table-cell office:value-type="string" table:style-name="ce8">
            <text:p>figli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φωνή, φωνῆς, ἡ</text:p>
          </table:table-cell>
          <table:table-cell office:value-type="string" table:style-name="ce8">
            <text:p>voce; suon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φόβος, φόβου, ὁ</text:p>
          </table:table-cell>
          <table:table-cell office:value-type="string" table:style-name="ce8">
            <text:p>paura; fug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φύσις, φύσεως, ἡ</text:p>
          </table:table-cell>
          <table:table-cell office:value-type="string" table:style-name="ce8">
            <text:p>natur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φῶς, φωτός, τό</text:p>
          </table:table-cell>
          <table:table-cell office:value-type="string" table:style-name="ce8">
            <text:p>luce, luce del giorno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χάρις, χάριτος, ἡ</text:p>
          </table:table-cell>
          <table:table-cell office:value-type="string" table:style-name="ce8">
            <text:p>grazia, bellezza; piacere, gioia; beneficio, favore;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χείρ, χειρός, ἡ</text:p>
          </table:table-cell>
          <table:table-cell office:value-type="string" table:style-name="ce8">
            <text:p>man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χρόνος, χρόνου, ὁ</text:p>
          </table:table-cell>
          <table:table-cell office:value-type="string" table:style-name="ce8">
            <text:p>tempo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χρῆμα, χρήματος, τό</text:p>
          </table:table-cell>
          <table:table-cell office:value-type="string" table:style-name="ce8">
            <text:p>cosa utile; (di solito al plurale) beni, proprietà, soldi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χωρίον, χωρίου, τό</text:p>
          </table:table-cell>
          <table:table-cell office:value-type="string" table:style-name="ce8">
            <text:p>luogo; località; region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χώρα, χώρας, ἡ</text:p>
          </table:table-cell>
          <table:table-cell office:value-type="string" table:style-name="ce8">
            <text:p>regione; territori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ψυχή, ψυχῆς, ἡ</text:p>
          </table:table-cell>
          <table:table-cell office:value-type="string" table:style-name="ce8">
            <text:p>anima, soffio vitale</text:p>
          </table:table-cell>
          <table:table-cell table:number-columns-repeated="16382"/>
        </table:table-row>
        <table:table-row table:number-rows-repeated="1048439" table:style-name="ro2">
          <table:table-cell table:number-columns-repeated="16384"/>
        </table:table-row>
      </table:table>
      <table:table table:name="DCC500_AGGETTIVI" table:style-name="ta3">
        <table:table-column table:style-name="co31" table:default-cell-style-name="ce10"/>
        <table:table-column table:style-name="co32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7">
            <text:p>αἰσχρός, –ά, –όν</text:p>
          </table:table-cell>
          <table:table-cell office:value-type="string" table:style-name="ce8">
            <text:p>turpe, brut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αἴτιος, αἰτία, αἴτιον</text:p>
          </table:table-cell>
          <table:table-cell office:value-type="string" table:style-name="ce8">
            <text:p>colpevole, responsabil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ἀγαθός, –ή, –όν</text:p>
          </table:table-cell>
          <table:table-cell office:value-type="string" table:style-name="ce8">
            <text:p>buono, virtuoso, coraggioso, nobil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ἀδύνατος, –ον</text:p>
          </table:table-cell>
          <table:table-cell office:value-type="string" table:style-name="ce8">
            <text:p>impotente; impossibil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ἀκριβής, –ές</text:p>
          </table:table-cell>
          <table:table-cell office:value-type="string" table:style-name="ce8">
            <text:p>esatto; preciso; diligent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ἀληθής, –ές</text:p>
          </table:table-cell>
          <table:table-cell office:value-type="boolean" office:boolean-value="true" table:style-name="ce8">
            <text:p>VER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ἀλλήλων, –οις</text:p>
          </table:table-cell>
          <table:table-cell office:value-type="string" table:style-name="ce8">
            <text:p>(al plurale solo i casi obliqui) l'un l'altro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ἀμείνων, ἄμεινον</text:p>
          </table:table-cell>
          <table:table-cell office:value-type="string" table:style-name="ce8">
            <text:p>migliore, più forte, più virtuoso (comparativo di ἀγαθός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ἀμφότερος, ἀμφοτέρα, ἀμφότερον</text:p>
          </table:table-cell>
          <table:table-cell office:value-type="string" table:style-name="ce8">
            <text:p>entrambi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ἄδικος, ἄδικον</text:p>
          </table:table-cell>
          <table:table-cell office:value-type="string" table:style-name="ce8">
            <text:p>ingius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ἄλλος, ἄλλη, ἄλλο</text:p>
          </table:table-cell>
          <table:table-cell office:value-type="string" table:style-name="ce8">
            <text:p>altr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ἄξιος, ἀξία, ἄξιον</text:p>
          </table:table-cell>
          <table:table-cell office:value-type="string" table:style-name="ce8">
            <text:p>di valore; degn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ἅπας, ἅπασα, ἅπαν</text:p>
          </table:table-cell>
          <table:table-cell office:value-type="string" table:style-name="ce8">
            <text:p>tutto quanto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ἄριστος, ἀρίστη, ἄριστον</text:p>
          </table:table-cell>
          <table:table-cell office:value-type="string" table:style-name="ce8">
            <text:p>il meglio, il più virtuoso (superlativo di ἀγαθός)</text:p>
          </table:table-cell>
          <table:table-cell table:number-columns-repeated="16382"/>
        </table:table-row>
        <table:table-row table:style-name="ro5">
          <table:table-cell office:value-type="string" table:style-name="ce7">
            <text:p>αὐτός, αὐτή, αὐτό</text:p>
          </table:table-cell>
          <table:table-cell office:value-type="string" table:style-name="ce8">
            <text:p>[ipse, is, ille, hic, idem] quello stesso (enfasi); lo stesso (con l'articolo); (pron) egli, ella, esso (casi obliqui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βάρβαρος, –ον</text:p>
          </table:table-cell>
          <table:table-cell office:value-type="string" table:style-name="ce8">
            <text:p>barbaro; non Greco, stranier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βαρύς, βαρεῖα, βαρύ</text:p>
          </table:table-cell>
          <table:table-cell office:value-type="string" table:style-name="ce8">
            <text:p>grave, pesante; moles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βελτίων, βέλτιον</text:p>
          </table:table-cell>
          <table:table-cell office:value-type="string" table:style-name="ce8">
            <text:p>meglio (comparativo di ἀγαθός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βραχύς, βραχεῖα, βραχύ</text:p>
          </table:table-cell>
          <table:table-cell office:value-type="string" table:style-name="ce8">
            <text:p>corto, brev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δέκα</text:p>
          </table:table-cell>
          <table:table-cell office:value-type="string" table:style-name="ce8">
            <text:p>dieci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δέκατος, –η, –ον</text:p>
          </table:table-cell>
          <table:table-cell office:value-type="string" table:style-name="ce8">
            <text:p>decim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δίκαιος, δικαία, δίκαιον</text:p>
          </table:table-cell>
          <table:table-cell office:value-type="string" table:style-name="ce8">
            <text:p>gius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δεινός, –ή, –όν</text:p>
          </table:table-cell>
          <table:table-cell office:value-type="string" table:style-name="ce8">
            <text:p>terribile; esperto, esperto in/a (+infinito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δεύτερος, –α, –ον</text:p>
          </table:table-cell>
          <table:table-cell office:value-type="string" table:style-name="ce8">
            <text:p>second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δῆλος, δήλη, δῆλον</text:p>
          </table:table-cell>
          <table:table-cell office:value-type="string" table:style-name="ce8">
            <text:p>visibile; chiaro, manifes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δυνατός, –ή, –όν</text:p>
          </table:table-cell>
          <table:table-cell office:value-type="string" table:style-name="ce8">
            <text:p>forte, potente; capace, idone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δύο</text:p>
          </table:table-cell>
          <table:table-cell office:value-type="string" table:style-name="ce8">
            <text:p>du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ἑαυτοῦ, ἑαυτῆς, ἑαυτοῦ</text:p>
          </table:table-cell>
          <table:table-cell office:value-type="string" table:style-name="ce8">
            <text:p>se stesso (pronome riflessivo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ἕβδομος, –η, –ον</text:p>
          </table:table-cell>
          <table:table-cell office:value-type="string" table:style-name="ce8">
            <text:p>settim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εἰκοστός, –ή, –όν</text:p>
          </table:table-cell>
          <table:table-cell office:value-type="string" table:style-name="ce8">
            <text:p>ventesim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εἴκοσι(ν)</text:p>
          </table:table-cell>
          <table:table-cell office:value-type="string" table:style-name="ce8">
            <text:p>venti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εἷς, μία, ἕν</text:p>
          </table:table-cell>
          <table:table-cell office:value-type="string" table:style-name="ce8">
            <text:p>un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ἐγώ, ἐμοῦ, (plur) ἡμεῖς, ἡμῶν</text:p>
          </table:table-cell>
          <table:table-cell office:value-type="string" table:style-name="ce8">
            <text:p>io, noi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ἕκαστος, ἑκάστη, ἕκαστον</text:p>
          </table:table-cell>
          <table:table-cell office:value-type="string" table:style-name="ce8">
            <text:p>ciascun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ἑκάτερος, ἑκατέρα, ἑκάτερον</text:p>
          </table:table-cell>
          <table:table-cell office:value-type="string" table:style-name="ce8">
            <text:p>each (of two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ἑκατοστός, –ή, –όν</text:p>
          </table:table-cell>
          <table:table-cell office:value-type="string" table:style-name="ce8">
            <text:p>centesim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ἑκατόν</text:p>
          </table:table-cell>
          <table:table-cell office:value-type="string" table:style-name="ce8">
            <text:p>cento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ἐκεῖνος, ἐκείνη, ἐκεῖνον</text:p>
          </table:table-cell>
          <table:table-cell office:value-type="string" table:style-name="ce8">
            <text:p>quello, quella, quella cosa; ἐκεῖνος... οὗτος quello... ques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ἕκτος, –η, –ον</text:p>
          </table:table-cell>
          <table:table-cell office:value-type="string" table:style-name="ce8">
            <text:p>ses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ἐλάσσων, ἔλασσον</text:p>
          </table:table-cell>
          <table:table-cell office:value-type="string" table:style-name="ce8">
            <text:p>più piccolo, meno (comparativo di μικρός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ἐλεύθερος, ἐλευθέρα, ἐλεύθερον</text:p>
          </table:table-cell>
          <table:table-cell office:value-type="string" table:style-name="ce8">
            <text:p>liber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ἐμός, ἐμή, ἐμόν</text:p>
          </table:table-cell>
          <table:table-cell office:value-type="string" table:style-name="ce8">
            <text:p>mi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ἔνατος, –α, –ον</text:p>
          </table:table-cell>
          <table:table-cell office:value-type="string" table:style-name="ce8">
            <text:p>non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ἐννέα</text:p>
          </table:table-cell>
          <table:table-cell office:value-type="string" table:style-name="ce8">
            <text:p>nov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ἕξ</text:p>
          </table:table-cell>
          <table:table-cell office:value-type="string" table:style-name="ce8">
            <text:p>sei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ἑπτά</text:p>
          </table:table-cell>
          <table:table-cell office:value-type="string" table:style-name="ce8">
            <text:p>sett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ἕτερος, ἑτέρα, ἕτερον</text:p>
          </table:table-cell>
          <table:table-cell office:value-type="string" table:style-name="ce8">
            <text:p>altro (di due); solitario; privo, mancant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εὐθύς, εὐθεῖα, εὐθύ</text:p>
          </table:table-cell>
          <table:table-cell office:value-type="string" table:style-name="ce8">
            <text:p>diritto; diretto; (avv) immediatament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ἐχθρός, –ά, –όν</text:p>
          </table:table-cell>
          <table:table-cell office:value-type="string" table:style-name="ce8">
            <text:p>avverso, nemico; ostile a (+dat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ἡδύς, ἡδεῖα, ἡδύ</text:p>
          </table:table-cell>
          <table:table-cell office:value-type="string" table:style-name="ce8">
            <text:p>dolce, soav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ἡμέτερος, ἡμετέρα, ἡμέτρον</text:p>
          </table:table-cell>
          <table:table-cell office:value-type="string" table:style-name="ce8">
            <text:p>nostro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ἥσσων, ἧσσον</text:p>
          </table:table-cell>
          <table:table-cell office:value-type="string" table:style-name="ce8">
            <text:p>minore, più debole (comparativo di κακός o μικρός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θεῖος, θεία, θεῖον</text:p>
          </table:table-cell>
          <table:table-cell office:value-type="string" table:style-name="ce8">
            <text:p>divin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ἰσχυρός, –ά, –όν</text:p>
          </table:table-cell>
          <table:table-cell office:value-type="string" table:style-name="ce8">
            <text:p>fort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ἱερός, –ά, –όν</text:p>
          </table:table-cell>
          <table:table-cell office:value-type="string" table:style-name="ce8">
            <text:p>sacr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ἱκανός, –ή, –όν</text:p>
          </table:table-cell>
          <table:table-cell office:value-type="string" table:style-name="ce8">
            <text:p>sufficente; competente, abile a (+infinito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ἴδιος, ἰδία, ἴδιον</text:p>
          </table:table-cell>
          <table:table-cell office:value-type="string" table:style-name="ce8">
            <text:p>proprio, peculiar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ἴσος, ἴση, ἴσον</text:p>
          </table:table-cell>
          <table:table-cell office:value-type="string" table:style-name="ce8">
            <text:p>uguale, lo stesso di (+dat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κακός, –ή, –όν</text:p>
          </table:table-cell>
          <table:table-cell office:value-type="string" table:style-name="ce8">
            <text:p>cattivo, vil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καλός, –ή, –όν</text:p>
          </table:table-cell>
          <table:table-cell office:value-type="string" table:style-name="ce8">
            <text:p>bell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κοινός, –ή, –όν</text:p>
          </table:table-cell>
          <table:table-cell office:value-type="string" table:style-name="ce8">
            <text:p>comune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κρείσσων, κρεῖσσον</text:p>
          </table:table-cell>
          <table:table-cell office:value-type="string" table:style-name="ce8">
            <text:p>più forte, più potente; migliore, più virtuoso (comp of ἀγαθός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λαμπρός, –ά, –όν</text:p>
          </table:table-cell>
          <table:table-cell office:value-type="string" table:style-name="ce8">
            <text:p>splendido, brillante; celebre, illustr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λοιπός, –ή, –όν</text:p>
          </table:table-cell>
          <table:table-cell office:value-type="string" table:style-name="ce8">
            <text:p>rimanent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μέγας, μεγάλη, μέγα</text:p>
          </table:table-cell>
          <table:table-cell office:value-type="string" table:style-name="ce8">
            <text:p>grande, grande cos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μέσος, μέση, μέσον</text:p>
          </table:table-cell>
          <table:table-cell office:value-type="string" table:style-name="ce8">
            <text:p>mezzo, mediano; τὸ μέσον il mezz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μακρός, –ά, –όν</text:p>
          </table:table-cell>
          <table:table-cell office:value-type="string" table:style-name="ce8">
            <text:p>lungo, alto; ampio, grande; abbondant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μηδείς, μηδεμία, μηδέν</text:p>
          </table:table-cell>
          <table:table-cell office:value-type="string" table:style-name="ce8">
            <text:p>nessuno, null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μικρός, –ά, –όν</text:p>
          </table:table-cell>
          <table:table-cell office:value-type="string" table:style-name="ce8">
            <text:p>piccol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μόνος, μόνη, μόνον</text:p>
          </table:table-cell>
          <table:table-cell office:value-type="string" table:style-name="ce8">
            <text:p>solo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μυρίος, μυρία, μυρίον</text:p>
          </table:table-cell>
          <table:table-cell office:value-type="string" table:style-name="ce8">
            <text:p>innumerevole; μύριοι 10,000; μυριάς -άδος ἡ 10,000, un innumerevole ammontar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νέος, νέα, νέον</text:p>
          </table:table-cell>
          <table:table-cell office:value-type="string" table:style-name="ce8">
            <text:p>nuovo; giovane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οἰκεῖος, οἰκεία, οἰκεῖον</text:p>
          </table:table-cell>
          <table:table-cell office:value-type="string" table:style-name="ce8">
            <text:p>domestico, della casa; dei propri beni; adatto, conveniente</text:p>
          </table:table-cell>
          <table:table-cell table:number-columns-repeated="16382"/>
        </table:table-row>
        <table:table-row table:style-name="ro5">
          <table:table-cell office:value-type="string" table:style-name="ce7">
            <text:p>οἷος, οἵα, οἷον</text:p>
          </table:table-cell>
          <table:table-cell office:value-type="string" table:style-name="ce8">
            <text:p>quale, di che specie, come, (esclamativo) che...!, come...! ; οἷός τε (+infinito) adatto o capace di; οἷόν τε (+infinito) è possibile...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οὐδείς, οὐδεμία, οὐδέν</text:p>
          </table:table-cell>
          <table:table-cell office:value-type="string" table:style-name="ce8">
            <text:p>nessuno, null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οὗτος, αὕτη, τοῦτο</text:p>
          </table:table-cell>
          <table:table-cell office:value-type="string" table:style-name="ce8">
            <text:p>questo, questi; μετὰ ταῦτα dopo ques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ὀκτώ</text:p>
          </table:table-cell>
          <table:table-cell office:value-type="string" table:style-name="ce8">
            <text:p>ot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ὀλίγος, ὀλίγη, ὀλίγον</text:p>
          </table:table-cell>
          <table:table-cell office:value-type="string" table:style-name="ce8">
            <text:p>piccolo, poc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ὀξύς, ὀξεῖα, ὀξύ</text:p>
          </table:table-cell>
          <table:table-cell office:value-type="string" table:style-name="ce8">
            <text:p>acuto, aguzzo; penetrant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ὀρθός, –ή, –όν</text:p>
          </table:table-cell>
          <table:table-cell office:value-type="string" table:style-name="ce8">
            <text:p>upright, straight, true, regular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ὄγδοος, –η, –ον</text:p>
          </table:table-cell>
          <table:table-cell office:value-type="string" table:style-name="ce8">
            <text:p>ottav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ὅδε, ἥδε, τόδε</text:p>
          </table:table-cell>
          <table:table-cell office:value-type="string" table:style-name="ce8">
            <text:p>questo, quest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ὅλος, ὅλη, ὅλον</text:p>
          </table:table-cell>
          <table:table-cell office:value-type="string" table:style-name="ce8">
            <text:p>tutto quanto, inter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ὅμοιος, ὁμοία, ὅμοιον</text:p>
          </table:table-cell>
          <table:table-cell office:value-type="string" table:style-name="ce8">
            <text:p>simile, uguale (+dat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ὅς, ἥ, ὅ</text:p>
          </table:table-cell>
          <table:table-cell office:value-type="string" table:style-name="ce8">
            <text:p>chi, il quale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ὅσος, ὅση, ὅσον</text:p>
          </table:table-cell>
          <table:table-cell office:value-type="string" table:style-name="ce8">
            <text:p>quanto; (al pl.) tanti quanti; ὅσον (avv) tanto quan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ὅσπερ, ἥπερ, ὅπερ</text:p>
          </table:table-cell>
          <table:table-cell office:value-type="string" table:style-name="ce8">
            <text:p>il quale a dire il vero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ὅστις, ἥτις, ὅτι</text:p>
          </table:table-cell>
          <table:table-cell office:value-type="string" table:style-name="ce8">
            <text:p>chiunque, qualunque cosa; (in domande indirette) chi, che cos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έντε</text:p>
          </table:table-cell>
          <table:table-cell office:value-type="string" table:style-name="ce8">
            <text:p>cinqu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αλαιός, –ά, –όν</text:p>
          </table:table-cell>
          <table:table-cell office:value-type="string" table:style-name="ce8">
            <text:p>vecchio, antic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εμπτός, –ή, –όν</text:p>
          </table:table-cell>
          <table:table-cell office:value-type="string" table:style-name="ce8">
            <text:p>quin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λέων, πλέον</text:p>
          </table:table-cell>
          <table:table-cell office:value-type="string" table:style-name="ce8">
            <text:p>di più, più grande (comparativo di πολύς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λεῖστος, πλείστη, πλεῖστον</text:p>
          </table:table-cell>
          <table:table-cell office:value-type="string" table:style-name="ce8">
            <text:p>il più grande (superlativo di πολύς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ολέμιος, πολεμία, πολέμιον</text:p>
          </table:table-cell>
          <table:table-cell office:value-type="string" table:style-name="ce8">
            <text:p>nemico; οἱ πολέμιοι il nemico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πολύς, πολλή, πολύ</text:p>
          </table:table-cell>
          <table:table-cell office:value-type="string" table:style-name="ce8">
            <text:p>molto, tanto; ὡς ἐπὶ τὸ πολύ per la maggior part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ονηρός, –ά, –όν</text:p>
          </table:table-cell>
          <table:table-cell office:value-type="string" table:style-name="ce8">
            <text:p>malvagi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οῖος, ποία, ποῖον</text:p>
          </table:table-cell>
          <table:table-cell office:value-type="string" table:style-name="ce8">
            <text:p>di che natura?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ότερος, ποτέρα, πότερον</text:p>
          </table:table-cell>
          <table:table-cell office:value-type="string" table:style-name="ce8">
            <text:p>quale dei due? πότερον s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οῦ</text:p>
          </table:table-cell>
          <table:table-cell office:value-type="string" table:style-name="ce8">
            <text:p>dove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πρότερος, προτέρα, πρότερον</text:p>
          </table:table-cell>
          <table:table-cell office:value-type="string" table:style-name="ce8">
            <text:p>precedente, anteriore; τὸ πρότερον il precedent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ρῶτος, πρώτη, πρῶτον</text:p>
          </table:table-cell>
          <table:table-cell office:value-type="string" table:style-name="ce8">
            <text:p>primo; (avv) τὸ πρῶτον al primo pos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πᾶς, πᾶσα, πᾶν</text:p>
          </table:table-cell>
          <table:table-cell office:value-type="string" table:style-name="ce8">
            <text:p>tutto; ogni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ῥᾴδιος, ῥᾳδία, ῥᾴδιον</text:p>
          </table:table-cell>
          <table:table-cell office:value-type="string" table:style-name="ce8">
            <text:p>facil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σαφής, σαφές</text:p>
          </table:table-cell>
          <table:table-cell office:value-type="string" table:style-name="ce8">
            <text:p>chiaro, manifesto; cer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σοφός, –ή, –όν</text:p>
          </table:table-cell>
          <table:table-cell office:value-type="string" table:style-name="ce8">
            <text:p>sapient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σός, σή, σόν</text:p>
          </table:table-cell>
          <table:table-cell office:value-type="string" table:style-name="ce8">
            <text:p>tuo, tuoi (sing.; ὑμέτερος = plur.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σύ, σοῦ, (plur) ὑμεῖς, ὑμῶν</text:p>
          </table:table-cell>
          <table:table-cell office:value-type="string" table:style-name="ce8">
            <text:p>tu, voi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σύμμαχος, –ον</text:p>
          </table:table-cell>
          <table:table-cell office:value-type="string" table:style-name="ce8">
            <text:p>alleato con (+dat); οἱ σύμμαχοι gli alleati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τέταρτος, –η, –ον</text:p>
          </table:table-cell>
          <table:table-cell office:value-type="string" table:style-name="ce8">
            <text:p>quart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τέτταρες, τέτταρα</text:p>
          </table:table-cell>
          <table:table-cell office:value-type="string" table:style-name="ce8">
            <text:p>quattr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τίς, τί</text:p>
          </table:table-cell>
          <table:table-cell office:value-type="string" table:style-name="ce8">
            <text:p>chi? cosa? quale? (pron./agg. interrogativo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ταχύς, ταχεῖα, ταχύ</text:p>
          </table:table-cell>
          <table:table-cell office:value-type="string" table:style-name="ce8">
            <text:p>veloce; (avv) τάχα velocemente; forse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τις, τι</text:p>
          </table:table-cell>
          <table:table-cell office:value-type="string" table:style-name="ce8">
            <text:p>qualcuno, qualcosa (pron./agg. indefinito enclitico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τοιοῦτος, τοιαύτη, τοιοῦτο</text:p>
          </table:table-cell>
          <table:table-cell office:value-type="string" table:style-name="ce8">
            <text:p>tale, siffatto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τοιόσδε, τοιάδε, τοιόνδε</text:p>
          </table:table-cell>
          <table:table-cell office:value-type="string" table:style-name="ce8">
            <text:p>tale (come questo), di tale origine (come questo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τοσοῦτος, τοσαύτη, τοσοῦτο(ν)</text:p>
          </table:table-cell>
          <table:table-cell office:value-type="string" table:style-name="ce8">
            <text:p>così grand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τρίτος, –η, –ον</text:p>
          </table:table-cell>
          <table:table-cell office:value-type="string" table:style-name="ce8">
            <text:p>terz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τρεῖς, τρία</text:p>
          </table:table-cell>
          <table:table-cell office:value-type="string" table:style-name="ce8">
            <text:p>tr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τριάκοντα</text:p>
          </table:table-cell>
          <table:table-cell office:value-type="string" table:style-name="ce8">
            <text:p>trenta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τριακοστός, –ή, –όν</text:p>
          </table:table-cell>
          <table:table-cell office:value-type="string" table:style-name="ce8">
            <text:p>trentesim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ὑμέτερος, ὑμετέρα, ὑμέτερον</text:p>
          </table:table-cell>
          <table:table-cell office:value-type="string" table:style-name="ce8">
            <text:p>vostro, vostri (plur.; σός = sing.)</text:p>
          </table:table-cell>
          <table:table-cell table:number-columns-repeated="16382"/>
        </table:table-row>
        <table:table-row table:style-name="ro5">
          <table:table-cell office:value-type="string" table:style-name="ce7">
            <text:p>ὕστερος, ὑστέρα, ὕστερον</text:p>
          </table:table-cell>
          <table:table-cell office:value-type="string" table:style-name="ce8">
            <text:p>che viene dopo, seguente (+gen); prossimo, più tardo; (avv) ὕστερον più tardi, poi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φίλος, φίλη, φίλον</text:p>
          </table:table-cell>
          <table:table-cell office:value-type="string" table:style-name="ce8">
            <text:p>amico; car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φανερός, –ά, –όν</text:p>
          </table:table-cell>
          <table:table-cell office:value-type="string" table:style-name="ce8">
            <text:p>evidente, manifesto; famos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χαλεπός, –ή, –όν</text:p>
          </table:table-cell>
          <table:table-cell office:value-type="string" table:style-name="ce8">
            <text:p>difficile; intrattabil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χαλκοῦς, –ῆ, –οῦν</text:p>
          </table:table-cell>
          <table:table-cell office:value-type="string" table:style-name="ce8">
            <text:p>bronzeo, di bronzo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χείρων, χεῖρον</text:p>
          </table:table-cell>
          <table:table-cell office:value-type="string" table:style-name="ce8">
            <text:p>peggiore, inferiore (comparativo. di κακός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χρήσιμος, χρησίμη, χρήσιμον</text:p>
          </table:table-cell>
          <table:table-cell office:value-type="string" table:style-name="ce8">
            <text:p>utile</text:p>
          </table:table-cell>
          <table:table-cell table:number-columns-repeated="16382"/>
        </table:table-row>
        <table:table-row table:number-rows-repeated="1048448" table:style-name="ro2">
          <table:table-cell table:number-columns-repeated="16384"/>
        </table:table-row>
        <table:named-expressions>
          <table:named-range table:name="Print_Area" table:cell-range-address="DCC500_AGGETTIVI.$A$1:DCC500_AGGETTIVI.$B$1048576" table:base-cell-address="DCC500_AGGETTIVI.$A$1"/>
        </table:named-expressions>
      </table:table>
      <table:table table:name="DCC500_MISC" table:style-name="ta4">
        <table:table-column table:style-name="co33" table:default-cell-style-name="ce7"/>
        <table:table-column table:style-name="co34" table:default-cell-style-name="ce8"/>
        <table:table-column table:style-name="co35" table:default-cell-style-name="ce8"/>
        <table:table-column table:style-name="co36" table:number-columns-repeated="16381" table:default-cell-style-name="ce11"/>
        <table:table-row table:style-name="ro2">
          <table:table-cell office:value-type="string" table:style-name="ce7">
            <text:p>ἀεί</text:p>
          </table:table-cell>
          <table:table-cell office:value-type="string" table:style-name="ce8">
            <text:p>sempre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ἀλλά</text:p>
          </table:table-cell>
          <table:table-cell office:value-type="string" table:style-name="ce8">
            <text:p>ma</text:p>
          </table:table-cell>
          <table:table-cell office:value-type="string" table:style-name="ce8">
            <text:p>congiunzione: coordinativa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ἀμφί</text:p>
          </table:table-cell>
          <table:table-cell office:value-type="string" table:style-name="ce8">
            <text:p>a causa (+gen); intorno, presso (+dat, +acc);<text:s/>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ἀνά</text:p>
          </table:table-cell>
          <table:table-cell office:value-type="string" table:style-name="ce8">
            <text:p>sopra, su (+gen, +dat, +acc); per, attraverso (+gen, +dat, +acc)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ἀντί</text:p>
          </table:table-cell>
          <table:table-cell office:value-type="string" table:style-name="ce8">
            <text:p>di fronte, contro (+gen)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ἄλλως</text:p>
          </table:table-cell>
          <table:table-cell office:value-type="string" table:style-name="ce8">
            <text:p>altrimenti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ἁπλῶς</text:p>
          </table:table-cell>
          <table:table-cell office:value-type="string" table:style-name="ce8">
            <text:p>simply, singly, in one way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ἀπό</text:p>
          </table:table-cell>
          <table:table-cell office:value-type="string" table:style-name="ce8">
            <text:p>da (+gen)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ἅμα</text:p>
          </table:table-cell>
          <table:table-cell office:value-type="string" table:style-name="ce8">
            <text:p>insieme; mentre; (prep.) insieme con (+dat)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ἄν</text:p>
          </table:table-cell>
          <table:table-cell office:value-type="string" table:style-name="ce8">
            <text:p>[segna il verbo come potenziale (con ottativo), o eventuale (con congiuntivo)]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ἄνευ</text:p>
          </table:table-cell>
          <table:table-cell office:value-type="string" table:style-name="ce8">
            <text:p>senza (+gen)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ἄνω</text:p>
          </table:table-cell>
          <table:table-cell office:value-type="string" table:style-name="ce8">
            <text:p>su, in alto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ἄρα</text:p>
          </table:table-cell>
          <table:table-cell office:value-type="string" table:style-name="ce8">
            <text:p>allora, quindi [introduce un'inferenza]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ἆρα</text:p>
          </table:table-cell>
          <table:table-cell office:value-type="string" table:style-name="ce8">
            <text:p>e non?, forse? [introduce una domanda]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αὐτίκα</text:p>
          </table:table-cell>
          <table:table-cell office:value-type="string" table:style-name="ce8">
            <text:p>subito, immediatamente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αὖ, αὖθις</text:p>
          </table:table-cell>
          <table:table-cell office:value-type="string" table:style-name="ce8">
            <text:p>inoltre; d'altra parte; un'altra volta (ancora)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γάρ</text:p>
          </table:table-cell>
          <table:table-cell office:value-type="string" table:style-name="ce8">
            <text:p>perché (esplicativo), davvero, infatti (confermativo)</text:p>
          </table:table-cell>
          <table:table-cell office:value-type="string" table:style-name="ce8">
            <text:p>congiunzione: coordinativa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γε</text:p>
          </table:table-cell>
          <table:table-cell office:value-type="string" table:style-name="ce8">
            <text:p>(enclitica) appunto, invero; almeno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δέ</text:p>
          </table:table-cell>
          <table:table-cell office:value-type="string" table:style-name="ce8">
            <text:p>e; ma</text:p>
          </table:table-cell>
          <table:table-cell office:value-type="string" table:style-name="ce8">
            <text:p>congiunzione: coordinativa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δή</text:p>
          </table:table-cell>
          <table:table-cell office:value-type="string" table:style-name="ce8">
            <text:p>certamente, certo, infatti, davvero (enfatico, da maggiore esattezza)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διά</text:p>
          </table:table-cell>
          <table:table-cell office:value-type="string" table:style-name="ce8">
            <text:p>attraverso (+gen); per mezzo di (+acc)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ἐάν (εἰ-ἄν)</text:p>
          </table:table-cell>
          <table:table-cell office:value-type="string" table:style-name="ce8">
            <text:p>se (+cong)</text:p>
          </table:table-cell>
          <table:table-cell office:value-type="string" table:style-name="ce8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εἰ</text:p>
          </table:table-cell>
          <table:table-cell office:value-type="string" table:style-name="ce8">
            <text:p>se (+indic, +ott); εἴπερ se davvero</text:p>
          </table:table-cell>
          <table:table-cell office:value-type="string" table:style-name="ce8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εἰς</text:p>
          </table:table-cell>
          <table:table-cell office:value-type="string" table:style-name="ce8">
            <text:p>in, verso (+acc)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εἶτα</text:p>
          </table:table-cell>
          <table:table-cell office:value-type="string" table:style-name="ce8">
            <text:p>poi, in seguito; quindi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εἴτε…εἴτε</text:p>
          </table:table-cell>
          <table:table-cell office:value-type="string" table:style-name="ce8">
            <text:p>sia che... sia che</text:p>
          </table:table-cell>
          <table:table-cell office:value-type="string" table:style-name="ce8">
            <text:p>congiunzione: coordinativa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ἐκ, ἐξ</text:p>
          </table:table-cell>
          <table:table-cell office:value-type="string" table:style-name="ce8">
            <text:p>da, fuori (+gen)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ἐκεῖ</text:p>
          </table:table-cell>
          <table:table-cell office:value-type="string" table:style-name="ce8">
            <text:p>là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ἐν</text:p>
          </table:table-cell>
          <table:table-cell office:value-type="string" table:style-name="ce8">
            <text:p>in, dentro, tra (+dat)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ἐναντίος ἐναντία ἐναντίον</text:p>
          </table:table-cell>
          <table:table-cell office:value-type="string" table:style-name="ce8">
            <text:p>di fronte, contro (+gen)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ἕνεκα</text:p>
          </table:table-cell>
          <table:table-cell office:value-type="string" table:style-name="ce8">
            <text:p>a causa di, al fine di (+gen)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ἔνθα</text:p>
          </table:table-cell>
          <table:table-cell office:value-type="string" table:style-name="ce8">
            <text:p>lì, là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ἐνταῦθα</text:p>
          </table:table-cell>
          <table:table-cell office:value-type="string" table:style-name="ce8">
            <text:p>qui; lì (+gen)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ἔξω</text:p>
          </table:table-cell>
          <table:table-cell office:value-type="string" table:style-name="ce8">
            <text:p>fuori, eccetto (+gen)</text:p>
          </table:table-cell>
          <table:table-cell office:value-type="string" table:style-name="ce8">
            <text:p>avverbio e preposizione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ἐπεί</text:p>
          </table:table-cell>
          <table:table-cell office:value-type="string" table:style-name="ce8">
            <text:p>dopo; quando</text:p>
          </table:table-cell>
          <table:table-cell office:value-type="string" table:style-name="ce8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ἔπειτα</text:p>
          </table:table-cell>
          <table:table-cell office:value-type="string" table:style-name="ce8">
            <text:p>poi, in seguito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ἐπί</text:p>
          </table:table-cell>
          <table:table-cell office:value-type="string" table:style-name="ce8">
            <text:p>sopra, a, presso (+gen); sopra, su (+dat); sopra, verso (+acc)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ἔτι</text:p>
          </table:table-cell>
          <table:table-cell office:value-type="string" table:style-name="ce8">
            <text:p>ancora, inoltre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εὖ</text:p>
          </table:table-cell>
          <table:table-cell office:value-type="string" table:style-name="ce8">
            <text:p>bene (opp. κακῶς); giustamente, felicemente, fortunatamente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ἕως</text:p>
          </table:table-cell>
          <table:table-cell office:value-type="string" table:style-name="ce8">
            <text:p>finché; mentre</text:p>
          </table:table-cell>
          <table:table-cell office:value-type="string" table:style-name="ce8">
            <text:p>congiunzione: subordinativa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ἤ</text:p>
          </table:table-cell>
          <table:table-cell office:value-type="string" table:style-name="ce8">
            <text:p>o, oppure; che (dopo un comparativo); ἤ...ἤ o...o</text:p>
          </table:table-cell>
          <table:table-cell office:value-type="string" table:style-name="ce8">
            <text:p>congiunzione: coordinativa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ἦ</text:p>
          </table:table-cell>
          <table:table-cell office:value-type="string" table:style-name="ce8">
            <text:p>certo, senza dubbio (enfatizza quello che segue)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ἤδη</text:p>
          </table:table-cell>
          <table:table-cell office:value-type="string" table:style-name="ce8">
            <text:p>già (tempo passato); ora, già (tempo presente); ormai, subito (tempo futuro)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ἵνα</text:p>
          </table:table-cell>
          <table:table-cell office:value-type="string" table:style-name="ce8">
            <text:p>affinché, per (+cong, +ott); dove (avverbio di luogo +indic)</text:p>
          </table:table-cell>
          <table:table-cell office:value-type="string" table:style-name="ce8">
            <text:p>congiunzione: subordinativa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ἴσως</text:p>
          </table:table-cell>
          <table:table-cell office:value-type="string" table:style-name="ce8">
            <text:p>ugualmente, allo stesso modo; forse, probabilmente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καί</text:p>
          </table:table-cell>
          <table:table-cell office:value-type="string" table:style-name="ce8">
            <text:p>e, anche, pure; καί...καί e...e, non solo...ma anche...</text:p>
          </table:table-cell>
          <table:table-cell office:value-type="string" table:style-name="ce8">
            <text:p>congiunzione: coordinativa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καίτοι (καί-τοι)</text:p>
          </table:table-cell>
          <table:table-cell office:value-type="string" table:style-name="ce8">
            <text:p>certo, a dire il vero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κἄν (καὶ-ἄν)</text:p>
          </table:table-cell>
          <table:table-cell office:value-type="string" table:style-name="ce8">
            <text:p>anche se (+cong)</text:p>
          </table:table-cell>
          <table:table-cell office:value-type="string" table:style-name="ce8">
            <text:p>congiunzione: subordinativa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κατά</text:p>
          </table:table-cell>
          <table:table-cell office:value-type="string" table:style-name="ce8">
            <text:p>giù, giù da (+gen), per (+gen, tempo) su, sopra, durante (+acc); κατὰ γῆν via terra; κατὰ φύσιν secondo natura; κατ’ ἔθνη attraverso i territori; καθ᾿ἕνα uno alla volta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μάλα</text:p>
          </table:table-cell>
          <table:table-cell office:value-type="string" table:style-name="ce8">
            <text:p>molto, assai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μάλιστα</text:p>
          </table:table-cell>
          <table:table-cell office:value-type="string" table:style-name="ce8">
            <text:p>most, most of all; (in replies) certainly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μᾶλλον</text:p>
          </table:table-cell>
          <table:table-cell office:value-type="string" table:style-name="ce8">
            <text:p>di più, piuttosto; μᾶλλον...ἤ piuttosto che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μέν...δέ</text:p>
          </table:table-cell>
          <table:table-cell office:value-type="string" table:style-name="ce8">
            <text:p>da una parte...dall'altra; μέν (da solo) davvero</text:p>
          </table:table-cell>
          <table:table-cell office:value-type="string" table:style-name="ce8">
            <text:p>congiunzione: coordinativa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μέντοι</text:p>
          </table:table-cell>
          <table:table-cell office:value-type="string" table:style-name="ce8">
            <text:p>however; of course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μέχρι (+gen)</text:p>
          </table:table-cell>
          <table:table-cell office:value-type="string" table:style-name="ce8">
            <text:p>finché; fino a (prep. +gen)</text:p>
          </table:table-cell>
          <table:table-cell office:value-type="string" table:style-name="ce8">
            <text:p>congiunzione: subordinativa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μή</text:p>
          </table:table-cell>
          <table:table-cell office:value-type="string" table:style-name="ce8">
            <text:p>non (negativo per il congiuntivo e il periodo ipotetico); εἰ μή se non, eccetto</text:p>
          </table:table-cell>
          <table:table-cell office:value-type="string" table:style-name="ce8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μήν</text:p>
          </table:table-cell>
          <table:table-cell office:value-type="string" table:style-name="ce8">
            <text:p>certo [enfatizza la particella precedente]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μήτε...μήτε</text:p>
          </table:table-cell>
          <table:table-cell office:value-type="string" table:style-name="ce8">
            <text:p>né...né</text:p>
          </table:table-cell>
          <table:table-cell office:value-type="string" table:style-name="ce8">
            <text:p>congiunzione: coordinativa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μετά</text:p>
          </table:table-cell>
          <table:table-cell office:value-type="string" table:style-name="ce8">
            <text:p>con (+gen); in mezzo, dopo (+acc)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μεταξύ</text:p>
          </table:table-cell>
          <table:table-cell office:value-type="string" table:style-name="ce8">
            <text:p>in mezzo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μηδέ</text:p>
          </table:table-cell>
          <table:table-cell office:value-type="string" table:style-name="ce8">
            <text:p>e non</text:p>
          </table:table-cell>
          <table:table-cell office:value-type="string" table:style-name="ce8">
            <text:p>congiunzione: coordinativa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μόνον</text:p>
          </table:table-cell>
          <table:table-cell office:value-type="string" table:style-name="ce8">
            <text:p>solo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ναί</text:p>
          </table:table-cell>
          <table:table-cell office:value-type="string" table:style-name="ce8">
            <text:p>davvero, si (usato in affermazioni forti)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νῦν, νυνί</text:p>
          </table:table-cell>
          <table:table-cell office:value-type="string" table:style-name="ce8">
            <text:p>ora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ὁ, ἡ, τό</text:p>
          </table:table-cell>
          <table:table-cell office:value-type="string" table:style-name="ce8">
            <text:p>il (articolo)</text:p>
          </table:table-cell>
          <table:table-cell office:value-type="string" table:style-name="ce8">
            <text:p>articolo determinativ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ὅθεν</text:p>
          </table:table-cell>
          <table:table-cell office:value-type="string" table:style-name="ce8">
            <text:p>da dove, donde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ὅμως</text:p>
          </table:table-cell>
          <table:table-cell office:value-type="string" table:style-name="ce8">
            <text:p>tuttavia, peraltro; sebbene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ὅπου</text:p>
          </table:table-cell>
          <table:table-cell office:value-type="string" table:style-name="ce8">
            <text:p>dove; quando; poiché</text:p>
          </table:table-cell>
          <table:table-cell office:value-type="string" table:style-name="ce8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ὅπως</text:p>
          </table:table-cell>
          <table:table-cell office:value-type="string" table:style-name="ce8">
            <text:p>quando; affinché (+cong, +ott)</text:p>
          </table:table-cell>
          <table:table-cell office:value-type="string" table:style-name="ce8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ὅταν (ὅτε-ἄν)</text:p>
          </table:table-cell>
          <table:table-cell office:value-type="string" table:style-name="ce8">
            <text:p>quando, allorché (+cong)</text:p>
          </table:table-cell>
          <table:table-cell office:value-type="string" table:style-name="ce8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ὅτε</text:p>
          </table:table-cell>
          <table:table-cell office:value-type="string" table:style-name="ce8">
            <text:p>quando, allorché (+indic, +ott)</text:p>
          </table:table-cell>
          <table:table-cell office:value-type="string" table:style-name="ce8">
            <text:p>congiunzione: subordinativa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ὅτι</text:p>
          </table:table-cell>
          <table:table-cell office:value-type="string" table:style-name="ce8">
            <text:p>perché, che; (col superlativo) al più presto, il più possibile</text:p>
          </table:table-cell>
          <table:table-cell office:value-type="string" table:style-name="ce8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οὐ, οὐκ, οὐχ</text:p>
          </table:table-cell>
          <table:table-cell office:value-type="string" table:style-name="ce8">
            <text:p>non (con verbi all'indicativo)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οὐδέ</text:p>
          </table:table-cell>
          <table:table-cell office:value-type="string" table:style-name="ce8">
            <text:p>e non, ma non, nemmeno, neppure; οὐδέ...οὐδέ né...né</text:p>
          </table:table-cell>
          <table:table-cell office:value-type="string" table:style-name="ce8">
            <text:p>congiunzione: coordinativa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οὐκέτι</text:p>
          </table:table-cell>
          <table:table-cell office:value-type="string" table:style-name="ce8">
            <text:p>no longer, no more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οὐκοῦν</text:p>
          </table:table-cell>
          <table:table-cell office:value-type="string" table:style-name="ce8">
            <text:p>sicché, perciò (invita a dire di sì a un'affermazione)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οὖν</text:p>
          </table:table-cell>
          <table:table-cell office:value-type="string" table:style-name="ce8">
            <text:p>dunque, senza dubbio, infatti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οὔτε...οὔτε</text:p>
          </table:table-cell>
          <table:table-cell office:value-type="string" table:style-name="ce8">
            <text:p>né...né</text:p>
          </table:table-cell>
          <table:table-cell office:value-type="string" table:style-name="ce8">
            <text:p>congiunzione: coordinativa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οὕτως</text:p>
          </table:table-cell>
          <table:table-cell office:value-type="string" table:style-name="ce8">
            <text:p>in questo modo, così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πάλιν</text:p>
          </table:table-cell>
          <table:table-cell office:value-type="string" table:style-name="ce8">
            <text:p>di nuovo; indietro, al contrario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πάντως</text:p>
          </table:table-cell>
          <table:table-cell office:value-type="string" table:style-name="ce8">
            <text:p>del tutto, assolutamente, in ogni caso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πάνυ</text:p>
          </table:table-cell>
          <table:table-cell office:value-type="string" table:style-name="ce8">
            <text:p>del tutto, affatto, totalmente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παρά</text:p>
          </table:table-cell>
          <table:table-cell office:value-type="string" table:style-name="ce8">
            <text:p>da (+gen); presso, accanto (+dat); a, verso, al contrario (+acc)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περ</text:p>
          </table:table-cell>
          <table:table-cell office:value-type="string" table:style-name="ce8">
            <text:p>assai, proprio; sebbene [enclitica aggiunta a pronomi e altre particelle per enfasi]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περί</text:p>
          </table:table-cell>
          <table:table-cell office:value-type="string" table:style-name="ce8">
            <text:p>intorno, riguardo a (+gen); presso, per (+dat); lungo, verso (+acc)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πλέον</text:p>
          </table:table-cell>
          <table:table-cell office:value-type="string" table:style-name="ce8">
            <text:p>più, piuttosto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5">
          <table:table-cell office:value-type="string" table:style-name="ce7">
            <text:p>πλήν</text:p>
          </table:table-cell>
          <table:table-cell office:value-type="string" table:style-name="ce8">
            <text:p>(prep.) eccetto, tranne (+gen); (congiunzione) eccetto che, a meno che, ma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πολλάκις</text:p>
          </table:table-cell>
          <table:table-cell office:value-type="string" table:style-name="ce8">
            <text:p>spesso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ποτε</text:p>
          </table:table-cell>
          <table:table-cell office:value-type="string" table:style-name="ce8">
            <text:p>(enclitica) quando, i quel tempo, una volta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πότε</text:p>
          </table:table-cell>
          <table:table-cell office:value-type="string" table:style-name="ce8">
            <text:p>quando?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5">
          <table:table-cell office:value-type="string" table:style-name="ce7">
            <text:p>που</text:p>
          </table:table-cell>
          <table:table-cell office:value-type="string" table:style-name="ce8">
            <text:p>(enclitica) in qualche luogo; in qualche modo, forse (per precisare un'affermazione)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πρίν</text:p>
          </table:table-cell>
          <table:table-cell office:value-type="string" table:style-name="ce8">
            <text:p>prima; finché non</text:p>
          </table:table-cell>
          <table:table-cell office:value-type="string" table:style-name="ce8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πρό</text:p>
          </table:table-cell>
          <table:table-cell office:value-type="string" table:style-name="ce8">
            <text:p>prima, davanti (+gen)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πρός</text:p>
          </table:table-cell>
          <table:table-cell office:value-type="string" table:style-name="ce8">
            <text:p>dalla parte di, innanzi (+gen); presso, su, a in (+dat); a, verso (+acc)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πως</text:p>
          </table:table-cell>
          <table:table-cell office:value-type="string" table:style-name="ce8">
            <text:p>(enclitica) in qualche modo, come che sia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πῶς</text:p>
          </table:table-cell>
          <table:table-cell office:value-type="string" table:style-name="ce8">
            <text:p>come?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σύν</text:p>
          </table:table-cell>
          <table:table-cell office:value-type="string" table:style-name="ce8">
            <text:p>con (+ dat. di compagnia o mezzo)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τε</text:p>
          </table:table-cell>
          <table:table-cell office:value-type="string" table:style-name="ce8">
            <text:p>e; τε...τε sia...sia</text:p>
          </table:table-cell>
          <table:table-cell office:value-type="string" table:style-name="ce8">
            <text:p>congiunzione: coordinativa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τοίνυν (τοί-νυν)</text:p>
          </table:table-cell>
          <table:table-cell office:value-type="string" table:style-name="ce8">
            <text:p>quindi, in accordo con (inferenzale); inoltre, in più (transizionale)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τότε</text:p>
          </table:table-cell>
          <table:table-cell office:value-type="string" table:style-name="ce8">
            <text:p>allora, in quel tempo; οἱ τότε gli uomini di quel tempo (opposto a οἱ νῦν)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ὑπέρ</text:p>
          </table:table-cell>
          <table:table-cell office:value-type="string" table:style-name="ce8">
            <text:p>al di là, per (+gen), oltre (+acc)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ὑπό</text:p>
          </table:table-cell>
          <table:table-cell office:value-type="string" table:style-name="ce8">
            <text:p>sotto (+gen, +dat); da (+gen di agente personale); sotto (+acc moto a luogo)</text:p>
          </table:table-cell>
          <table:table-cell office:value-type="string" table:style-name="ce8">
            <text:p>preposizione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χωρίς</text:p>
          </table:table-cell>
          <table:table-cell office:value-type="string" table:style-name="ce8">
            <text:p>separatamente, a parte; (+gen) senza, differentemente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ὦ</text:p>
          </table:table-cell>
          <table:table-cell office:value-type="string" table:style-name="ce8">
            <text:p>oh! (quando è con il vocativo non è enfatico)</text:p>
          </table:table-cell>
          <table:table-cell office:value-type="string" table:style-name="ce8">
            <text:p>interiezione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ὧδε</text:p>
          </table:table-cell>
          <table:table-cell office:value-type="string" table:style-name="ce8">
            <text:p>così, in questo modo; a tal punto; qui</text:p>
          </table:table-cell>
          <table:table-cell office:value-type="string" table:style-name="ce8">
            <text:p>avverbio</text:p>
          </table:table-cell>
          <table:table-cell table:number-columns-repeated="16381"/>
        </table:table-row>
        <table:table-row table:style-name="ro5">
          <table:table-cell office:value-type="string" table:style-name="ce7">
            <text:p>ὡς</text:p>
          </table:table-cell>
          <table:table-cell office:value-type="string" table:style-name="ce8">
            <text:p>come, nel modo che; affinché (+cong/+ott, introduce una subordinata finale); che (introduce un discorso indiretto)</text:p>
          </table:table-cell>
          <table:table-cell office:value-type="string" table:style-name="ce8">
            <text:p>congiunzione: subordinativa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ὥσπερ</text:p>
          </table:table-cell>
          <table:table-cell office:value-type="string" table:style-name="ce8">
            <text:p>come se, finché</text:p>
          </table:table-cell>
          <table:table-cell office:value-type="string" table:style-name="ce8">
            <text:p>congiunzione: subordinativa</text:p>
          </table:table-cell>
          <table:table-cell table:number-columns-repeated="16381"/>
        </table:table-row>
        <table:table-row table:style-name="ro5">
          <table:table-cell office:value-type="string" table:style-name="ce7">
            <text:p>ὥστε</text:p>
          </table:table-cell>
          <table:table-cell office:value-type="string" table:style-name="ce8">
            <text:p>cosicché, in modo che (introduce una subordinata consecutiva), (con il risultato) che</text:p>
          </table:table-cell>
          <table:table-cell table:style-name="ce8"/>
          <table:table-cell table:number-columns-repeated="16381"/>
        </table:table-row>
        <table:table-row table:number-rows-repeated="1048468" table:style-name="ro2">
          <table:table-cell table:number-columns-repeated="16384"/>
        </table:table-row>
        <table:named-expressions>
          <table:named-range table:name="Print_Area" table:cell-range-address="DCC500_MISC.$A$1:DCC500_MISC.$C$1048576" table:base-cell-address="DCC500_MISC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  <style:page-layout style:name="pm3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4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style:region-right>
          <text:p><text:sheet-name>???</text:sheet-name></text:p>
        </style:region-right>
      </style:header>
      <style:header-left style:display="false"/>
      <style:footer>
        <style:region-center>
          <text:p>Pagina <text:page-number>1</text:page-number><text:s/>di<text:s/><text:page-count>99</text:page-count></text:p>
        </style:region-center>
        <style:region-right>
          <text:p><text:file-name text:display="name-and-extension">???</text:file-name></text:p>
        </style:region-right>
      </style:footer>
      <style:footer-left style:display="false"/>
    </style:master-page>
    <style:master-page style:name="mp3" style:page-layout-name="pm3">
      <style:header>
        <style:region-right>
          <text:p><text:sheet-name>???</text:sheet-name></text:p>
        </style:region-right>
      </style:header>
      <style:header-left style:display="false"/>
      <style:footer>
        <style:region-center>
          <text:p>Pagina <text:page-number>1</text:page-number><text:s/>di<text:s/><text:page-count>99</text:page-count></text:p>
        </style:region-center>
        <style:region-right>
          <text:p><text:file-name text:display="name-and-extension">???</text:file-name></text:p>
        </style:region-right>
      </style:footer>
      <style:footer-left style:display="false"/>
    </style:master-page>
    <style:master-page style:name="mp4" style:page-layout-name="pm4">
      <style:header>
        <style:region-right>
          <text:p><text:sheet-name>???</text:sheet-name></text:p>
        </style:region-right>
      </style:header>
      <style:header-left style:display="false"/>
      <style:footer>
        <style:region-center>
          <text:p>Pagina <text:page-number>1</text:page-number><text:s/>di<text:s/><text:page-count>99</text:page-count></text:p>
        </style:region-center>
        <style:region-right>
          <text:p><text:file-name text:display="name-and-extension">???</text:file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CICERI GIAN PAOLO</meta:initial-creator>
    <dc:creator>CICERI GIAN PAOLO</dc:creator>
    <meta:creation-date>2017-10-23T19:50:58Z</meta:creation-date>
    <dc:date>2017-10-30T13:57:58Z</dc:date>
    <meta:print-date>2017-10-30T13:57:33Z</meta:print-date>
  </office:meta>
</office:document-meta>
</file>